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R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Març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49328.73" table:style-name="ce14">
            <text:p>49.329<text:s/></text:p>
          </table:table-cell>
          <table:table-cell office:value-type="float" office:value="5043754.6500000004" table:style-name="ce14">
            <text:p>5.043.755<text:s/></text:p>
          </table:table-cell>
          <table:table-cell office:value-type="float" office:value="49253161.740000002" table:style-name="ce14">
            <text:p>49.253.162<text:s/></text:p>
          </table:table-cell>
          <table:table-cell office:value-type="float" office:value="21368.65" table:style-name="ce14">
            <text:p>21.369<text:s/></text:p>
          </table:table-cell>
          <table:table-cell office:value-type="float" office:value="62242616.640000001" table:style-name="ce14">
            <text:p>62.242.617<text:s/></text:p>
          </table:table-cell>
          <table:table-cell office:value-type="float" office:value="36408740.009999998" table:style-name="ce14">
            <text:p>36.408.740<text:s/></text:p>
          </table:table-cell>
          <table:table-cell office:value-type="float" office:value="1277693.92" table:style-name="ce14">
            <text:p>1.277.694<text:s/></text:p>
          </table:table-cell>
          <table:table-cell office:value-type="float" office:value="158426763.90000001" table:style-name="ce14">
            <text:p>158.426.764<text:s/></text:p>
          </table:table-cell>
          <table:table-cell office:value-type="float" office:value="37346928.549999997" table:style-name="ce14">
            <text:p>37.346.929<text:s/></text:p>
          </table:table-cell>
          <table:table-cell office:value-type="float" office:value="69822729.519999996" table:style-name="ce14">
            <text:p>69.822.730<text:s/></text:p>
          </table:table-cell>
          <table:table-cell office:value-type="float" office:value="83876306.290000007" table:style-name="ce14">
            <text:p>83.876.306<text:s/></text:p>
          </table:table-cell>
          <table:table-cell office:value-type="float" office:value="157301.18" table:style-name="ce14">
            <text:p>157.301<text:s/></text:p>
          </table:table-cell>
          <table:table-cell office:value-type="float" office:value="1062605.52" table:style-name="ce14">
            <text:p>1.062.606<text:s/></text:p>
          </table:table-cell>
          <table:table-cell office:value-type="float" office:value="6120022.8499999996" table:style-name="ce14">
            <text:p>6.120.023<text:s/></text:p>
          </table:table-cell>
          <table:table-cell office:value-type="float" office:value="1285991.46" table:style-name="ce14">
            <text:p>1.285.991<text:s/></text:p>
          </table:table-cell>
          <table:table-cell office:value-type="float" office:value="86890741.75" table:style-name="ce14">
            <text:p>86.890.742<text:s/></text:p>
          </table:table-cell>
          <table:table-cell office:value-type="float" office:value="11160.71" table:style-name="ce14">
            <text:p>11.161<text:s/></text:p>
          </table:table-cell>
          <table:table-cell office:value-type="float" office:value="239217231.33000001" table:style-name="ce14">
            <text:p>239.217.231<text:s/></text:p>
          </table:table-cell>
          <table:table-cell office:value-type="float" office:value="262445941.47" table:style-name="ce14">
            <text:p>262.445.941<text:s/></text:p>
          </table:table-cell>
          <table:table-cell office:value-type="float" office:value="607664.5" table:style-name="ce14">
            <text:p>607.665<text:s/></text:p>
          </table:table-cell>
          <table:table-cell office:value-type="float" office:value="70906.39" table:style-name="ce14">
            <text:p>70.906<text:s/></text:p>
          </table:table-cell>
          <table:table-cell office:value-type="float" office:value="20258.37" table:style-name="ce14">
            <text:p>20.258<text:s/></text:p>
          </table:table-cell>
          <table:table-cell office:value-type="float" office:value="103953964.31999999" table:style-name="ce14">
            <text:p>103.953.964<text:s/></text:p>
          </table:table-cell>
          <table:table-cell office:value-type="float" office:value="516439330.06999999" table:style-name="ce14">
            <text:p>516.439.330<text:s/></text:p>
          </table:table-cell>
          <table:table-cell office:value-type="float" office:value="401519.28" table:style-name="ce14">
            <text:p>401.519<text:s/></text:p>
          </table:table-cell>
          <table:table-cell office:value-type="float" office:value="1453185082.4200001" table:style-name="ce14">
            <text:p>1.453.185.082<text:s/></text:p>
          </table:table-cell>
          <table:table-cell office:value-type="float" office:value="262.49" table:style-name="ce14">
            <text:p>262<text:s/></text:p>
          </table:table-cell>
          <table:table-cell office:value-type="float" office:value="3175639376.71" table:style-name="ce15">
            <text:p>3.175.639.3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486.3" table:style-name="ce17">
            <text:p>1.486<text:s/></text:p>
          </table:table-cell>
          <table:table-cell office:value-type="float" office:value="-12.75" table:style-name="ce17">
            <text:p>(13)</text:p>
          </table:table-cell>
          <table:table-cell office:value-type="float" office:value="0" table:style-name="ce17">
            <text:p>-<text:s/></text:p>
          </table:table-cell>
          <table:table-cell office:value-type="float" office:value="83187.759999999995" table:style-name="ce17">
            <text:p>83.188<text:s/></text:p>
          </table:table-cell>
          <table:table-cell office:value-type="float" office:value="-73.19" table:style-name="ce17">
            <text:p>(73)</text:p>
          </table:table-cell>
          <table:table-cell office:value-type="float" office:value="55573.1" table:style-name="ce17">
            <text:p>55.573<text:s/></text:p>
          </table:table-cell>
          <table:table-cell office:value-type="float" office:value="-46.2" table:style-name="ce17">
            <text:p>(46)</text:p>
          </table:table-cell>
          <table:table-cell office:value-type="float" office:value="-151.33000000000001" table:style-name="ce17">
            <text:p>(151)</text:p>
          </table:table-cell>
          <table:table-cell office:value-type="float" office:value="-8.8000000000000007" table:style-name="ce17">
            <text:p>(9)</text:p>
          </table:table-cell>
          <table:table-cell office:value-type="float" office:value="-1040.04" table:style-name="ce17">
            <text:p>(1.040)</text:p>
          </table:table-cell>
          <table:table-cell office:value-type="float" office:value="-41" table:style-name="ce17">
            <text:p>(41)</text:p>
          </table:table-cell>
          <table:table-cell office:value-type="float" office:value="-2.68" table:style-name="ce17">
            <text:p>(3)</text:p>
          </table:table-cell>
          <table:table-cell office:value-type="float" office:value="69533.820000000007" table:style-name="ce17">
            <text:p>69.534<text:s/></text:p>
          </table:table-cell>
          <table:table-cell office:value-type="float" office:value="-1266.25" table:style-name="ce17">
            <text:p>(1.266)</text:p>
          </table:table-cell>
          <table:table-cell office:value-type="float" office:value="1266.6099999999999" table:style-name="ce17">
            <text:p>1.267<text:s/></text:p>
          </table:table-cell>
          <table:table-cell office:value-type="float" office:value="3396.98" table:style-name="ce17">
            <text:p>3.397<text:s/></text:p>
          </table:table-cell>
          <table:table-cell office:value-type="float" office:value="204124.09" table:style-name="ce17">
            <text:p>204.124<text:s/></text:p>
          </table:table-cell>
          <table:table-cell office:value-type="float" office:value="-383.9" table:style-name="ce17">
            <text:p>(384)</text:p>
          </table:table-cell>
          <table:table-cell office:value-type="float" office:value="2219.7800000000002" table:style-name="ce17">
            <text:p>2.220<text:s/></text:p>
          </table:table-cell>
          <table:table-cell office:value-type="float" office:value="-21.34" table:style-name="ce17">
            <text:p>(21)</text:p>
          </table:table-cell>
          <table:table-cell office:value-type="float" office:value="-0.92" table:style-name="ce17">
            <text:p>(1)</text:p>
          </table:table-cell>
          <table:table-cell office:value-type="float" office:value="255133.19" table:style-name="ce17">
            <text:p>255.133<text:s/></text:p>
          </table:table-cell>
          <table:table-cell office:value-type="float" office:value="146186.51" table:style-name="ce17">
            <text:p>146.187<text:s/></text:p>
          </table:table-cell>
          <table:table-cell office:value-type="float" office:value="-4.0199999999999996" table:style-name="ce17">
            <text:p>(4)</text:p>
          </table:table-cell>
          <table:table-cell office:value-type="float" office:value="1207245.18" table:style-name="ce17">
            <text:p>1.207.245<text:s/></text:p>
          </table:table-cell>
          <table:table-cell office:value-type="float" office:value="-5.27" table:style-name="ce17">
            <text:p>(5)</text:p>
          </table:table-cell>
          <table:table-cell office:value-type="float" office:value="2026295.63" table:style-name="ce18">
            <text:p>2.026.2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530554.05000000005" table:style-name="ce17">
            <text:p>530.554<text:s/></text:p>
          </table:table-cell>
          <table:table-cell office:value-type="float" office:value="8252154.7300000004" table:style-name="ce17">
            <text:p>8.252.155<text:s/></text:p>
          </table:table-cell>
          <table:table-cell office:value-type="float" office:value="7255206.4000000004" table:style-name="ce17">
            <text:p>7.255.206<text:s/></text:p>
          </table:table-cell>
          <table:table-cell office:value-type="float" office:value="23423.37" table:style-name="ce17">
            <text:p>23.423<text:s/></text:p>
          </table:table-cell>
          <table:table-cell office:value-type="float" office:value="120894206.91" table:style-name="ce17">
            <text:p>120.894.207<text:s/></text:p>
          </table:table-cell>
          <table:table-cell office:value-type="float" office:value="37219966.719999999" table:style-name="ce17">
            <text:p>37.219.967<text:s/></text:p>
          </table:table-cell>
          <table:table-cell office:value-type="float" office:value="-913217.44000000006" table:style-name="ce17">
            <text:p>(913.217)</text:p>
          </table:table-cell>
          <table:table-cell office:value-type="float" office:value="168075053.58000001" table:style-name="ce17">
            <text:p>168.075.054<text:s/></text:p>
          </table:table-cell>
          <table:table-cell office:value-type="float" office:value="40225356.710000001" table:style-name="ce17">
            <text:p>40.225.357<text:s/></text:p>
          </table:table-cell>
          <table:table-cell office:value-type="float" office:value="4907208.51" table:style-name="ce17">
            <text:p>4.907.209<text:s/></text:p>
          </table:table-cell>
          <table:table-cell office:value-type="float" office:value="517780465.17000002" table:style-name="ce17">
            <text:p>517.780.465<text:s/></text:p>
          </table:table-cell>
          <table:table-cell office:value-type="float" office:value="7064090.4800000004" table:style-name="ce17">
            <text:p>7.064.090<text:s/></text:p>
          </table:table-cell>
          <table:table-cell office:value-type="float" office:value="11347202.77" table:style-name="ce17">
            <text:p>11.347.203<text:s/></text:p>
          </table:table-cell>
          <table:table-cell office:value-type="float" office:value="11499386.210000001" table:style-name="ce17">
            <text:p>11.499.386<text:s/></text:p>
          </table:table-cell>
          <table:table-cell office:value-type="float" office:value="8760088.7899999991" table:style-name="ce17">
            <text:p>8.760.089<text:s/></text:p>
          </table:table-cell>
          <table:table-cell office:value-type="float" office:value="108501390.18000001" table:style-name="ce17">
            <text:p>108.501.390<text:s/></text:p>
          </table:table-cell>
          <table:table-cell office:value-type="float" office:value="2832900.61" table:style-name="ce17">
            <text:p>2.832.901<text:s/></text:p>
          </table:table-cell>
          <table:table-cell office:value-type="float" office:value="285312818.07999998" table:style-name="ce17">
            <text:p>285.312.818<text:s/></text:p>
          </table:table-cell>
          <table:table-cell office:value-type="float" office:value="311825330.07999998" table:style-name="ce17">
            <text:p>311.825.330<text:s/></text:p>
          </table:table-cell>
          <table:table-cell office:value-type="float" office:value="4884953.8" table:style-name="ce17">
            <text:p>4.884.954<text:s/></text:p>
          </table:table-cell>
          <table:table-cell office:value-type="float" office:value="3262684.7" table:style-name="ce17">
            <text:p>3.262.685<text:s/></text:p>
          </table:table-cell>
          <table:table-cell office:value-type="float" office:value="43546.58" table:style-name="ce17">
            <text:p>43.547<text:s/></text:p>
          </table:table-cell>
          <table:table-cell office:value-type="float" office:value="428882413.39999998" table:style-name="ce17">
            <text:p>428.882.413<text:s/></text:p>
          </table:table-cell>
          <table:table-cell office:value-type="float" office:value="314710008.25" table:style-name="ce17">
            <text:p>314.710.008<text:s/></text:p>
          </table:table-cell>
          <table:table-cell office:value-type="float" office:value="8789245.7599999998" table:style-name="ce17">
            <text:p>8.789.246<text:s/></text:p>
          </table:table-cell>
          <table:table-cell office:value-type="float" office:value="1778332398.3900001" table:style-name="ce17">
            <text:p>1.778.332.398<text:s/></text:p>
          </table:table-cell>
          <table:table-cell office:value-type="float" office:value="763794.37" table:style-name="ce17">
            <text:p>763.794<text:s/></text:p>
          </table:table-cell>
          <table:table-cell office:value-type="float" office:value="4191062631.1599998" table:style-name="ce18">
            <text:p>4.191.062.6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15268.54" table:style-name="ce17">
            <text:p>3.015.2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3180.01" table:style-name="ce17">
            <text:p>43.1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7652022.99000001" table:style-name="ce17">
            <text:p>337.652.0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6025.04" table:style-name="ce17">
            <text:p>106.025<text:s/></text:p>
          </table:table-cell>
          <table:table-cell office:value-type="float" office:value="5515.98" table:style-name="ce17">
            <text:p>5.5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7912794.359999999" table:style-name="ce17">
            <text:p>77.912.794<text:s/></text:p>
          </table:table-cell>
          <table:table-cell office:value-type="float" office:value="1130.25" table:style-name="ce17">
            <text:p>1.130<text:s/></text:p>
          </table:table-cell>
          <table:table-cell office:value-type="float" office:value="699431.93" table:style-name="ce17">
            <text:p>699.432<text:s/></text:p>
          </table:table-cell>
          <table:table-cell office:value-type="float" office:value="198122.23999999999" table:style-name="ce17">
            <text:p>198.12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9633491.34000009" table:style-name="ce18">
            <text:p>419.633.4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33148.84" table:style-name="ce17">
            <text:p>133.149<text:s/></text:p>
          </table:table-cell>
          <table:table-cell office:value-type="float" office:value="655606.21" table:style-name="ce17">
            <text:p>655.606<text:s/></text:p>
          </table:table-cell>
          <table:table-cell office:value-type="float" office:value="1978391.32" table:style-name="ce17">
            <text:p>1.978.3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733474.719999999" table:style-name="ce17">
            <text:p>17.733.475<text:s/></text:p>
          </table:table-cell>
          <table:table-cell office:value-type="float" office:value="9968238.4900000002" table:style-name="ce17">
            <text:p>9.968.238<text:s/></text:p>
          </table:table-cell>
          <table:table-cell office:value-type="float" office:value="1495748.22" table:style-name="ce17">
            <text:p>1.495.748<text:s/></text:p>
          </table:table-cell>
          <table:table-cell office:value-type="float" office:value="512858.12" table:style-name="ce17">
            <text:p>512.858<text:s/></text:p>
          </table:table-cell>
          <table:table-cell office:value-type="float" office:value="6909617.8600000003" table:style-name="ce17">
            <text:p>6.909.618<text:s/></text:p>
          </table:table-cell>
          <table:table-cell office:value-type="float" office:value="3264924.7" table:style-name="ce17">
            <text:p>3.264.925<text:s/></text:p>
          </table:table-cell>
          <table:table-cell office:value-type="float" office:value="22992341.539999999" table:style-name="ce17">
            <text:p>22.992.342<text:s/></text:p>
          </table:table-cell>
          <table:table-cell office:value-type="float" office:value="715173.79" table:style-name="ce17">
            <text:p>715.174<text:s/></text:p>
          </table:table-cell>
          <table:table-cell office:value-type="float" office:value="6865151.4800000004" table:style-name="ce17">
            <text:p>6.865.151<text:s/></text:p>
          </table:table-cell>
          <table:table-cell office:value-type="float" office:value="1262590.6100000001" table:style-name="ce17">
            <text:p>1.262.591<text:s/></text:p>
          </table:table-cell>
          <table:table-cell office:value-type="float" office:value="1817463.58" table:style-name="ce17">
            <text:p>1.817.464<text:s/></text:p>
          </table:table-cell>
          <table:table-cell office:value-type="float" office:value="15847921.539999999" table:style-name="ce17">
            <text:p>15.847.922<text:s/></text:p>
          </table:table-cell>
          <table:table-cell office:value-type="float" office:value="1491366.29" table:style-name="ce17">
            <text:p>1.491.366<text:s/></text:p>
          </table:table-cell>
          <table:table-cell office:value-type="float" office:value="5557832.1100000003" table:style-name="ce17">
            <text:p>5.557.832<text:s/></text:p>
          </table:table-cell>
          <table:table-cell office:value-type="float" office:value="28027277.890000001" table:style-name="ce17">
            <text:p>28.027.278<text:s/></text:p>
          </table:table-cell>
          <table:table-cell office:value-type="float" office:value="520470.49" table:style-name="ce17">
            <text:p>520.470<text:s/></text:p>
          </table:table-cell>
          <table:table-cell office:value-type="float" office:value="78793.570000000007" table:style-name="ce17">
            <text:p>78.794<text:s/></text:p>
          </table:table-cell>
          <table:table-cell office:value-type="float" office:value="4045.05" table:style-name="ce17">
            <text:p>4.045<text:s/></text:p>
          </table:table-cell>
          <table:table-cell office:value-type="float" office:value="10503035.4" table:style-name="ce17">
            <text:p>10.503.035<text:s/></text:p>
          </table:table-cell>
          <table:table-cell office:value-type="float" office:value="6803212.2000000002" table:style-name="ce17">
            <text:p>6.803.212<text:s/></text:p>
          </table:table-cell>
          <table:table-cell office:value-type="float" office:value="1346197.57" table:style-name="ce17">
            <text:p>1.346.198<text:s/></text:p>
          </table:table-cell>
          <table:table-cell office:value-type="float" office:value="59843739.920000002" table:style-name="ce17">
            <text:p>59.843.740<text:s/></text:p>
          </table:table-cell>
          <table:table-cell office:value-type="float" office:value="56635.91" table:style-name="ce17">
            <text:p>56.636<text:s/></text:p>
          </table:table-cell>
          <table:table-cell office:value-type="float" office:value="206385257.41999999" table:style-name="ce18">
            <text:p>206.385.2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20" table:style-name="ce17">
            <text:p>4.420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3860.95" table:style-name="ce17">
            <text:p>3.86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273549.109999999" table:style-name="ce17">
            <text:p>14.273.549<text:s/></text:p>
          </table:table-cell>
          <table:table-cell office:value-type="float" office:value="6320234.1500000004" table:style-name="ce17">
            <text:p>6.320.23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7403.75" table:style-name="ce17">
            <text:p>27.40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785.04" table:style-name="ce17">
            <text:p>5.7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032156.77" table:style-name="ce17">
            <text:p>10.032.157<text:s/></text:p>
          </table:table-cell>
          <table:table-cell office:value-type="float" office:value="38746.68" table:style-name="ce17">
            <text:p>38.747<text:s/></text:p>
          </table:table-cell>
          <table:table-cell office:value-type="float" office:value="45038542.07" table:style-name="ce17">
            <text:p>45.038.542<text:s/></text:p>
          </table:table-cell>
          <table:table-cell office:value-type="float" office:value="42879725.390000001" table:style-name="ce17">
            <text:p>42.879.725<text:s/></text:p>
          </table:table-cell>
          <table:table-cell office:value-type="float" office:value="107909.05" table:style-name="ce17">
            <text:p>107.90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7359329.82" table:style-name="ce17">
            <text:p>27.359.330<text:s/></text:p>
          </table:table-cell>
          <table:table-cell office:value-type="float" office:value="118679.51" table:style-name="ce17">
            <text:p>118.6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9979172.58000001" table:style-name="ce17">
            <text:p>169.979.1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6189767.90999997" table:style-name="ce18">
            <text:p>316.189.7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76554.73" table:style-name="ce17">
            <text:p>376.555<text:s/></text:p>
          </table:table-cell>
          <table:table-cell office:value-type="float" office:value="29521.01" table:style-name="ce17">
            <text:p>29.521<text:s/></text:p>
          </table:table-cell>
          <table:table-cell office:value-type="float" office:value="3627035.86" table:style-name="ce17">
            <text:p>3.627.0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349038.260000002" table:style-name="ce17">
            <text:p>32.349.038<text:s/></text:p>
          </table:table-cell>
          <table:table-cell office:value-type="float" office:value="14696478.289999999" table:style-name="ce17">
            <text:p>14.696.478<text:s/></text:p>
          </table:table-cell>
          <table:table-cell office:value-type="float" office:value="658232.86" table:style-name="ce17">
            <text:p>658.233<text:s/></text:p>
          </table:table-cell>
          <table:table-cell office:value-type="float" office:value="120774678.22" table:style-name="ce17">
            <text:p>120.774.678<text:s/></text:p>
          </table:table-cell>
          <table:table-cell office:value-type="float" office:value="5924046.96" table:style-name="ce17">
            <text:p>5.924.047<text:s/></text:p>
          </table:table-cell>
          <table:table-cell office:value-type="float" office:value="770793.87" table:style-name="ce17">
            <text:p>770.794<text:s/></text:p>
          </table:table-cell>
          <table:table-cell office:value-type="float" office:value="35922181.460000001" table:style-name="ce17">
            <text:p>35.922.181<text:s/></text:p>
          </table:table-cell>
          <table:table-cell office:value-type="float" office:value="284586.06" table:style-name="ce17">
            <text:p>284.586<text:s/></text:p>
          </table:table-cell>
          <table:table-cell office:value-type="float" office:value="648743.98" table:style-name="ce17">
            <text:p>648.744<text:s/></text:p>
          </table:table-cell>
          <table:table-cell office:value-type="float" office:value="5374782.75" table:style-name="ce17">
            <text:p>5.374.783<text:s/></text:p>
          </table:table-cell>
          <table:table-cell office:value-type="float" office:value="2448331.7599999998" table:style-name="ce17">
            <text:p>2.448.332<text:s/></text:p>
          </table:table-cell>
          <table:table-cell office:value-type="float" office:value="41992905.310000002" table:style-name="ce17">
            <text:p>41.992.905<text:s/></text:p>
          </table:table-cell>
          <table:table-cell office:value-type="float" office:value="3840.89" table:style-name="ce17">
            <text:p>3.841<text:s/></text:p>
          </table:table-cell>
          <table:table-cell office:value-type="float" office:value="113475181.52" table:style-name="ce17">
            <text:p>113.475.182<text:s/></text:p>
          </table:table-cell>
          <table:table-cell office:value-type="float" office:value="116656977.04000001" table:style-name="ce17">
            <text:p>116.656.977<text:s/></text:p>
          </table:table-cell>
          <table:table-cell office:value-type="float" office:value="310667.08" table:style-name="ce17">
            <text:p>310.667<text:s/></text:p>
          </table:table-cell>
          <table:table-cell office:value-type="float" office:value="19506.62" table:style-name="ce17">
            <text:p>19.507<text:s/></text:p>
          </table:table-cell>
          <table:table-cell office:value-type="float" office:value="17367.87" table:style-name="ce17">
            <text:p>17.368<text:s/></text:p>
          </table:table-cell>
          <table:table-cell office:value-type="float" office:value="154769955.50999999" table:style-name="ce17">
            <text:p>154.769.956<text:s/></text:p>
          </table:table-cell>
          <table:table-cell office:value-type="float" office:value="162334143.19999999" table:style-name="ce17">
            <text:p>162.334.143<text:s/></text:p>
          </table:table-cell>
          <table:table-cell office:value-type="float" office:value="250233.63" table:style-name="ce17">
            <text:p>250.234<text:s/></text:p>
          </table:table-cell>
          <table:table-cell office:value-type="float" office:value="515301127.44999999" table:style-name="ce17">
            <text:p>515.301.1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29016912.1899998" table:style-name="ce18">
            <text:p>1.329.016.9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0850.48" table:style-name="ce17">
            <text:p>20.850<text:s/></text:p>
          </table:table-cell>
          <table:table-cell office:value-type="float" office:value="7567027.5099999998" table:style-name="ce17">
            <text:p>7.567.028<text:s/></text:p>
          </table:table-cell>
          <table:table-cell office:value-type="float" office:value="1645359.22" table:style-name="ce17">
            <text:p>1.645.359<text:s/></text:p>
          </table:table-cell>
          <table:table-cell office:value-type="float" office:value="23170.329999999998" table:style-name="ce17">
            <text:p>23.170<text:s/></text:p>
          </table:table-cell>
          <table:table-cell office:value-type="float" office:value="67792564.439999998" table:style-name="ce17">
            <text:p>67.792.564<text:s/></text:p>
          </table:table-cell>
          <table:table-cell office:value-type="float" office:value="12555249.940000001" table:style-name="ce17">
            <text:p>12.555.250<text:s/></text:p>
          </table:table-cell>
          <table:table-cell office:value-type="float" office:value="-3067198.5200000005" table:style-name="ce17">
            <text:p>(3.067.199)</text:p>
          </table:table-cell>
          <table:table-cell office:value-type="float" office:value="32513968.130000003" table:style-name="ce17">
            <text:p>32.513.968<text:s/></text:p>
          </table:table-cell>
          <table:table-cell office:value-type="float" office:value="21028277.73" table:style-name="ce17">
            <text:p>21.028.278<text:s/></text:p>
          </table:table-cell>
          <table:table-cell office:value-type="float" office:value="871489.94000000006" table:style-name="ce17">
            <text:p>871.490<text:s/></text:p>
          </table:table-cell>
          <table:table-cell office:value-type="float" office:value="121186515.43000001" table:style-name="ce17">
            <text:p>121.186.515<text:s/></text:p>
          </table:table-cell>
          <table:table-cell office:value-type="float" office:value="6064330.6299999999" table:style-name="ce17">
            <text:p>6.064.331<text:s/></text:p>
          </table:table-cell>
          <table:table-cell office:value-type="float" office:value="3833307.31" table:style-name="ce17">
            <text:p>3.833.307<text:s/></text:p>
          </table:table-cell>
          <table:table-cell office:value-type="float" office:value="4856227.8099999996" table:style-name="ce17">
            <text:p>4.856.228<text:s/></text:p>
          </table:table-cell>
          <table:table-cell office:value-type="float" office:value="4494293.45" table:style-name="ce17">
            <text:p>4.494.293<text:s/></text:p>
          </table:table-cell>
          <table:table-cell office:value-type="float" office:value="40628406.560000002" table:style-name="ce17">
            <text:p>40.628.407<text:s/></text:p>
          </table:table-cell>
          <table:table-cell office:value-type="float" office:value="1298946.75" table:style-name="ce17">
            <text:p>1.298.947<text:s/></text:p>
          </table:table-cell>
          <table:table-cell office:value-type="float" office:value="121241262.38" table:style-name="ce17">
            <text:p>121.241.262<text:s/></text:p>
          </table:table-cell>
          <table:table-cell office:value-type="float" office:value="124155324.72" table:style-name="ce17">
            <text:p>124.155.325<text:s/></text:p>
          </table:table-cell>
          <table:table-cell office:value-type="float" office:value="3940391.1999999997" table:style-name="ce17">
            <text:p>3.940.391<text:s/></text:p>
          </table:table-cell>
          <table:table-cell office:value-type="float" office:value="3164384.5100000002" table:style-name="ce17">
            <text:p>3.164.385<text:s/></text:p>
          </table:table-cell>
          <table:table-cell office:value-type="float" office:value="22133.66" table:style-name="ce17">
            <text:p>22.134<text:s/></text:p>
          </table:table-cell>
          <table:table-cell office:value-type="float" office:value="158337298.30999997" table:style-name="ce17">
            <text:p>158.337.298<text:s/></text:p>
          </table:table-cell>
          <table:table-cell office:value-type="float" office:value="145452843.09" table:style-name="ce17">
            <text:p>145.452.843<text:s/></text:p>
          </table:table-cell>
          <table:table-cell office:value-type="float" office:value="6493382.6299999999" table:style-name="ce17">
            <text:p>6.493.383<text:s/></text:p>
          </table:table-cell>
          <table:table-cell office:value-type="float" office:value="1033010236.2" table:style-name="ce17">
            <text:p>1.033.010.236<text:s/></text:p>
          </table:table-cell>
          <table:table-cell office:value-type="float" office:value="707158.46" table:style-name="ce17">
            <text:p>707.158<text:s/></text:p>
          </table:table-cell>
          <table:table-cell office:value-type="float" office:value="1919837202.3000002" table:style-name="ce18">
            <text:p>1.919.837.2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5966136.189999999" table:style-name="ce17">
            <text:p>15.966.136<text:s/></text:p>
          </table:table-cell>
          <table:table-cell office:value-type="float" office:value="52420613.039999999" table:style-name="ce17">
            <text:p>52.420.613<text:s/></text:p>
          </table:table-cell>
          <table:table-cell office:value-type="float" office:value="319738663.68000001" table:style-name="ce17">
            <text:p>319.738.664<text:s/></text:p>
          </table:table-cell>
          <table:table-cell office:value-type="float" office:value="11198385.369999999" table:style-name="ce17">
            <text:p>11.198.385<text:s/></text:p>
          </table:table-cell>
          <table:table-cell office:value-type="float" office:value="364875399.81999999" table:style-name="ce17">
            <text:p>364.875.400<text:s/></text:p>
          </table:table-cell>
          <table:table-cell office:value-type="float" office:value="271123909.89999998" table:style-name="ce17">
            <text:p>271.123.910<text:s/></text:p>
          </table:table-cell>
          <table:table-cell office:value-type="float" office:value="3689989611.79" table:style-name="ce17">
            <text:p>3.689.989.612<text:s/></text:p>
          </table:table-cell>
          <table:table-cell office:value-type="float" office:value="219919783.34" table:style-name="ce17">
            <text:p>219.919.783<text:s/></text:p>
          </table:table-cell>
          <table:table-cell office:value-type="float" office:value="256466723.47" table:style-name="ce17">
            <text:p>256.466.723<text:s/></text:p>
          </table:table-cell>
          <table:table-cell office:value-type="float" office:value="145065498.19999999" table:style-name="ce17">
            <text:p>145.065.498<text:s/></text:p>
          </table:table-cell>
          <table:table-cell office:value-type="float" office:value="1120229882.47" table:style-name="ce17">
            <text:p>1.120.229.882<text:s/></text:p>
          </table:table-cell>
          <table:table-cell office:value-type="float" office:value="107366055.04000001" table:style-name="ce17">
            <text:p>107.366.055<text:s/></text:p>
          </table:table-cell>
          <table:table-cell office:value-type="float" office:value="144605104.13" table:style-name="ce17">
            <text:p>144.605.104<text:s/></text:p>
          </table:table-cell>
          <table:table-cell office:value-type="float" office:value="219333648.86000001" table:style-name="ce17">
            <text:p>219.333.649<text:s/></text:p>
          </table:table-cell>
          <table:table-cell office:value-type="float" office:value="88942515.25" table:style-name="ce17">
            <text:p>88.942.515<text:s/></text:p>
          </table:table-cell>
          <table:table-cell office:value-type="float" office:value="290922969.48000002" table:style-name="ce17">
            <text:p>290.922.969<text:s/></text:p>
          </table:table-cell>
          <table:table-cell office:value-type="float" office:value="58165420.020000003" table:style-name="ce17">
            <text:p>58.165.420<text:s/></text:p>
          </table:table-cell>
          <table:table-cell office:value-type="float" office:value="944233597.78999996" table:style-name="ce17">
            <text:p>944.233.598<text:s/></text:p>
          </table:table-cell>
          <table:table-cell office:value-type="float" office:value="5278391260.6899996" table:style-name="ce17">
            <text:p>5.278.391.261<text:s/></text:p>
          </table:table-cell>
          <table:table-cell office:value-type="float" office:value="84097486.900000006" table:style-name="ce17">
            <text:p>84.097.487<text:s/></text:p>
          </table:table-cell>
          <table:table-cell office:value-type="float" office:value="71356354.980000004" table:style-name="ce17">
            <text:p>71.356.355<text:s/></text:p>
          </table:table-cell>
          <table:table-cell office:value-type="float" office:value="13222065.52" table:style-name="ce17">
            <text:p>13.222.066<text:s/></text:p>
          </table:table-cell>
          <table:table-cell office:value-type="float" office:value="981919661.44000006" table:style-name="ce17">
            <text:p>981.919.661<text:s/></text:p>
          </table:table-cell>
          <table:table-cell office:value-type="float" office:value="530104213.01999998" table:style-name="ce17">
            <text:p>530.104.213<text:s/></text:p>
          </table:table-cell>
          <table:table-cell office:value-type="float" office:value="49357179.130000003" table:style-name="ce17">
            <text:p>49.357.179<text:s/></text:p>
          </table:table-cell>
          <table:table-cell office:value-type="float" office:value="12111326558.59" table:style-name="ce17">
            <text:p>12.111.326.559<text:s/></text:p>
          </table:table-cell>
          <table:table-cell office:value-type="float" office:value="27304236.489999998" table:style-name="ce17">
            <text:p>27.304.236<text:s/></text:p>
          </table:table-cell>
          <table:table-cell office:value-type="float" office:value="27467642934.600002" table:style-name="ce18">
            <text:p>27.467.642.9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291277.69" table:style-name="ce17">
            <text:p>1.291.278<text:s/></text:p>
          </table:table-cell>
          <table:table-cell office:value-type="float" office:value="5251870.28" table:style-name="ce17">
            <text:p>5.251.870<text:s/></text:p>
          </table:table-cell>
          <table:table-cell office:value-type="float" office:value="7325746.5" table:style-name="ce17">
            <text:p>7.325.747<text:s/></text:p>
          </table:table-cell>
          <table:table-cell office:value-type="float" office:value="1727661.85" table:style-name="ce17">
            <text:p>1.727.662<text:s/></text:p>
          </table:table-cell>
          <table:table-cell office:value-type="float" office:value="22551195.969999999" table:style-name="ce17">
            <text:p>22.551.196<text:s/></text:p>
          </table:table-cell>
          <table:table-cell office:value-type="float" office:value="16743292.49" table:style-name="ce17">
            <text:p>16.743.292<text:s/></text:p>
          </table:table-cell>
          <table:table-cell office:value-type="float" office:value="32481255.450000003" table:style-name="ce17">
            <text:p>32.481.255<text:s/></text:p>
          </table:table-cell>
          <table:table-cell office:value-type="float" office:value="12229486.699999999" table:style-name="ce17">
            <text:p>12.229.487<text:s/></text:p>
          </table:table-cell>
          <table:table-cell office:value-type="float" office:value="22504104.449999999" table:style-name="ce17">
            <text:p>22.504.104<text:s/></text:p>
          </table:table-cell>
          <table:table-cell office:value-type="float" office:value="79589461.030000001" table:style-name="ce17">
            <text:p>79.589.461<text:s/></text:p>
          </table:table-cell>
          <table:table-cell office:value-type="float" office:value="78459618.159999996" table:style-name="ce17">
            <text:p>78.459.618<text:s/></text:p>
          </table:table-cell>
          <table:table-cell office:value-type="float" office:value="10710736.34" table:style-name="ce17">
            <text:p>10.710.736<text:s/></text:p>
          </table:table-cell>
          <table:table-cell office:value-type="float" office:value="12610032.35" table:style-name="ce17">
            <text:p>12.610.032<text:s/></text:p>
          </table:table-cell>
          <table:table-cell office:value-type="float" office:value="10754789.310000001" table:style-name="ce17">
            <text:p>10.754.789<text:s/></text:p>
          </table:table-cell>
          <table:table-cell office:value-type="float" office:value="7933170.6600000001" table:style-name="ce17">
            <text:p>7.933.171<text:s/></text:p>
          </table:table-cell>
          <table:table-cell office:value-type="float" office:value="18815010.300000001" table:style-name="ce17">
            <text:p>18.815.010<text:s/></text:p>
          </table:table-cell>
          <table:table-cell office:value-type="float" office:value="6070451.1500000004" table:style-name="ce17">
            <text:p>6.070.451<text:s/></text:p>
          </table:table-cell>
          <table:table-cell office:value-type="float" office:value="71138827.239999995" table:style-name="ce17">
            <text:p>71.138.827<text:s/></text:p>
          </table:table-cell>
          <table:table-cell office:value-type="float" office:value="204677179.16" table:style-name="ce17">
            <text:p>204.677.179<text:s/></text:p>
          </table:table-cell>
          <table:table-cell office:value-type="float" office:value="9025256.6199999992" table:style-name="ce17">
            <text:p>9.025.257<text:s/></text:p>
          </table:table-cell>
          <table:table-cell office:value-type="float" office:value="3895389.17" table:style-name="ce17">
            <text:p>3.895.389<text:s/></text:p>
          </table:table-cell>
          <table:table-cell office:value-type="float" office:value="1393988.17" table:style-name="ce17">
            <text:p>1.393.988<text:s/></text:p>
          </table:table-cell>
          <table:table-cell office:value-type="float" office:value="68545751.879999995" table:style-name="ce17">
            <text:p>68.545.752<text:s/></text:p>
          </table:table-cell>
          <table:table-cell office:value-type="float" office:value="42807000.710000001" table:style-name="ce17">
            <text:p>42.807.001<text:s/></text:p>
          </table:table-cell>
          <table:table-cell office:value-type="float" office:value="5177835.3099999996" table:style-name="ce17">
            <text:p>5.177.835<text:s/></text:p>
          </table:table-cell>
          <table:table-cell office:value-type="float" office:value="600847479.32000005" table:style-name="ce17">
            <text:p>600.847.479<text:s/></text:p>
          </table:table-cell>
          <table:table-cell office:value-type="float" office:value="2641001.39" table:style-name="ce17">
            <text:p>2.641.001<text:s/></text:p>
          </table:table-cell>
          <table:table-cell office:value-type="float" office:value="1357198869.6500001" table:style-name="ce18">
            <text:p>1.357.198.8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6251395.2000000002" table:style-name="ce17">
            <text:p>6.251.395<text:s/></text:p>
          </table:table-cell>
          <table:table-cell office:value-type="float" office:value="17372253.309999999" table:style-name="ce17">
            <text:p>17.372.253<text:s/></text:p>
          </table:table-cell>
          <table:table-cell office:value-type="float" office:value="205736932.86000001" table:style-name="ce17">
            <text:p>205.736.933<text:s/></text:p>
          </table:table-cell>
          <table:table-cell office:value-type="float" office:value="4707022.5" table:style-name="ce17">
            <text:p>4.707.023<text:s/></text:p>
          </table:table-cell>
          <table:table-cell office:value-type="float" office:value="150733038.22" table:style-name="ce17">
            <text:p>150.733.038<text:s/></text:p>
          </table:table-cell>
          <table:table-cell office:value-type="float" office:value="95501915.310000002" table:style-name="ce17">
            <text:p>95.501.915<text:s/></text:p>
          </table:table-cell>
          <table:table-cell office:value-type="float" office:value="485385435.21000004" table:style-name="ce17">
            <text:p>485.385.435<text:s/></text:p>
          </table:table-cell>
          <table:table-cell office:value-type="float" office:value="105758086.90000001" table:style-name="ce17">
            <text:p>105.758.087<text:s/></text:p>
          </table:table-cell>
          <table:table-cell office:value-type="float" office:value="115485702.41" table:style-name="ce17">
            <text:p>115.485.702<text:s/></text:p>
          </table:table-cell>
          <table:table-cell office:value-type="float" office:value="27012203.100000001" table:style-name="ce17">
            <text:p>27.012.203<text:s/></text:p>
          </table:table-cell>
          <table:table-cell office:value-type="float" office:value="472671546.79000002" table:style-name="ce17">
            <text:p>472.671.547<text:s/></text:p>
          </table:table-cell>
          <table:table-cell office:value-type="float" office:value="53285711.299999997" table:style-name="ce17">
            <text:p>53.285.711<text:s/></text:p>
          </table:table-cell>
          <table:table-cell office:value-type="float" office:value="56767784.159999996" table:style-name="ce17">
            <text:p>56.767.784<text:s/></text:p>
          </table:table-cell>
          <table:table-cell office:value-type="float" office:value="133664859.7" table:style-name="ce17">
            <text:p>133.664.860<text:s/></text:p>
          </table:table-cell>
          <table:table-cell office:value-type="float" office:value="28930036.780000001" table:style-name="ce17">
            <text:p>28.930.037<text:s/></text:p>
          </table:table-cell>
          <table:table-cell office:value-type="float" office:value="125365892.81999999" table:style-name="ce17">
            <text:p>125.365.893<text:s/></text:p>
          </table:table-cell>
          <table:table-cell office:value-type="float" office:value="23277509.960000001" table:style-name="ce17">
            <text:p>23.277.510<text:s/></text:p>
          </table:table-cell>
          <table:table-cell office:value-type="float" office:value="460298377.08999997" table:style-name="ce17">
            <text:p>460.298.377<text:s/></text:p>
          </table:table-cell>
          <table:table-cell office:value-type="float" office:value="2204839357.3000002" table:style-name="ce17">
            <text:p>2.204.839.357<text:s/></text:p>
          </table:table-cell>
          <table:table-cell office:value-type="float" office:value="29531980.969999999" table:style-name="ce17">
            <text:p>29.531.981<text:s/></text:p>
          </table:table-cell>
          <table:table-cell office:value-type="float" office:value="47819961.280000001" table:style-name="ce17">
            <text:p>47.819.961<text:s/></text:p>
          </table:table-cell>
          <table:table-cell office:value-type="float" office:value="4821632.38" table:style-name="ce17">
            <text:p>4.821.632<text:s/></text:p>
          </table:table-cell>
          <table:table-cell office:value-type="float" office:value="368744541.64999998" table:style-name="ce17">
            <text:p>368.744.542<text:s/></text:p>
          </table:table-cell>
          <table:table-cell office:value-type="float" office:value="238280785.69" table:style-name="ce17">
            <text:p>238.280.786<text:s/></text:p>
          </table:table-cell>
          <table:table-cell office:value-type="float" office:value="16831111.09" table:style-name="ce17">
            <text:p>16.831.111<text:s/></text:p>
          </table:table-cell>
          <table:table-cell office:value-type="float" office:value="3696470742.0999999" table:style-name="ce17">
            <text:p>3.696.470.742<text:s/></text:p>
          </table:table-cell>
          <table:table-cell office:value-type="float" office:value="12805859.77" table:style-name="ce17">
            <text:p>12.805.860<text:s/></text:p>
          </table:table-cell>
          <table:table-cell office:value-type="float" office:value="9188351675.8500004" table:style-name="ce18">
            <text:p>9.188.351.6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2214.04" table:style-name="ce17">
            <text:p>2.214<text:s/></text:p>
          </table:table-cell>
          <table:table-cell office:value-type="float" office:value="242567.58" table:style-name="ce17">
            <text:p>242.568<text:s/></text:p>
          </table:table-cell>
          <table:table-cell office:value-type="float" office:value="2354.6999999999998" table:style-name="ce17">
            <text:p>2.355<text:s/></text:p>
          </table:table-cell>
          <table:table-cell office:value-type="float" office:value="3501578.12" table:style-name="ce17">
            <text:p>3.501.578<text:s/></text:p>
          </table:table-cell>
          <table:table-cell office:value-type="float" office:value="22877114.629999999" table:style-name="ce17">
            <text:p>22.877.115<text:s/></text:p>
          </table:table-cell>
          <table:table-cell office:value-type="float" office:value="173007671.86000001" table:style-name="ce17">
            <text:p>173.007.672<text:s/></text:p>
          </table:table-cell>
          <table:table-cell office:value-type="float" office:value="8436943.1699999999" table:style-name="ce17">
            <text:p>8.436.943<text:s/></text:p>
          </table:table-cell>
          <table:table-cell office:value-type="float" office:value="223862.93" table:style-name="ce17">
            <text:p>223.863<text:s/></text:p>
          </table:table-cell>
          <table:table-cell office:value-type="float" office:value="152.31" table:style-name="ce17">
            <text:p>152<text:s/></text:p>
          </table:table-cell>
          <table:table-cell office:value-type="float" office:value="19551895.48" table:style-name="ce17">
            <text:p>19.551.895<text:s/></text:p>
          </table:table-cell>
          <table:table-cell office:value-type="float" office:value="120392.27" table:style-name="ce17">
            <text:p>120.392<text:s/></text:p>
          </table:table-cell>
          <table:table-cell office:value-type="float" office:value="333878.71999999997" table:style-name="ce17">
            <text:p>333.879<text:s/></text:p>
          </table:table-cell>
          <table:table-cell office:value-type="float" office:value="93880707.969999999" table:style-name="ce17">
            <text:p>93.880.708<text:s/></text:p>
          </table:table-cell>
          <table:table-cell office:value-type="float" office:value="5350.66" table:style-name="ce17">
            <text:p>5.351<text:s/></text:p>
          </table:table-cell>
          <table:table-cell office:value-type="float" office:value="6283861.9299999997" table:style-name="ce17">
            <text:p>6.283.8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299347.549999997" table:style-name="ce17">
            <text:p>53.299.348<text:s/></text:p>
          </table:table-cell>
          <table:table-cell office:value-type="float" office:value="187758917.44999999" table:style-name="ce17">
            <text:p>187.758.917<text:s/></text:p>
          </table:table-cell>
          <table:table-cell office:value-type="float" office:value="10273.370000000001" table:style-name="ce17">
            <text:p>10.273<text:s/></text:p>
          </table:table-cell>
          <table:table-cell office:value-type="float" office:value="32525.55" table:style-name="ce17">
            <text:p>32.52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703048.829999998" table:style-name="ce17">
            <text:p>31.703.049<text:s/></text:p>
          </table:table-cell>
          <table:table-cell office:value-type="float" office:value="1632983.75" table:style-name="ce17">
            <text:p>1.632.984<text:s/></text:p>
          </table:table-cell>
          <table:table-cell office:value-type="float" office:value="1727551.74" table:style-name="ce17">
            <text:p>1.727.552<text:s/></text:p>
          </table:table-cell>
          <table:table-cell office:value-type="float" office:value="882593154.80999994" table:style-name="ce17">
            <text:p>882.593.155<text:s/></text:p>
          </table:table-cell>
          <table:table-cell office:value-type="float" office:value="8879.26" table:style-name="ce17">
            <text:p>8.879<text:s/></text:p>
          </table:table-cell>
          <table:table-cell office:value-type="float" office:value="1487237228.6800001" table:style-name="ce18">
            <text:p>1.487.237.2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6251395.2000000002" table:style-name="ce17">
            <text:p>6.251.395<text:s/></text:p>
          </table:table-cell>
          <table:table-cell office:value-type="float" office:value="17370039.27" table:style-name="ce17">
            <text:p>17.370.039<text:s/></text:p>
          </table:table-cell>
          <table:table-cell office:value-type="float" office:value="205494365.27999997" table:style-name="ce17">
            <text:p>205.494.365<text:s/></text:p>
          </table:table-cell>
          <table:table-cell office:value-type="float" office:value="4704667.8" table:style-name="ce17">
            <text:p>4.704.668<text:s/></text:p>
          </table:table-cell>
          <table:table-cell office:value-type="float" office:value="147231460.09999999" table:style-name="ce17">
            <text:p>147.231.460<text:s/></text:p>
          </table:table-cell>
          <table:table-cell office:value-type="float" office:value="72624800.679999992" table:style-name="ce17">
            <text:p>72.624.801<text:s/></text:p>
          </table:table-cell>
          <table:table-cell office:value-type="float" office:value="312377763.35000002" table:style-name="ce17">
            <text:p>312.377.763<text:s/></text:p>
          </table:table-cell>
          <table:table-cell office:value-type="float" office:value="97321143.730000004" table:style-name="ce17">
            <text:p>97.321.144<text:s/></text:p>
          </table:table-cell>
          <table:table-cell office:value-type="float" office:value="115261839.47999999" table:style-name="ce17">
            <text:p>115.261.839<text:s/></text:p>
          </table:table-cell>
          <table:table-cell office:value-type="float" office:value="27012050.790000003" table:style-name="ce17">
            <text:p>27.012.051<text:s/></text:p>
          </table:table-cell>
          <table:table-cell office:value-type="float" office:value="453119651.31" table:style-name="ce17">
            <text:p>453.119.651<text:s/></text:p>
          </table:table-cell>
          <table:table-cell office:value-type="float" office:value="53165319.030000001" table:style-name="ce17">
            <text:p>53.165.319<text:s/></text:p>
          </table:table-cell>
          <table:table-cell office:value-type="float" office:value="56433905.440000005" table:style-name="ce17">
            <text:p>56.433.905<text:s/></text:p>
          </table:table-cell>
          <table:table-cell office:value-type="float" office:value="39784151.730000004" table:style-name="ce17">
            <text:p>39.784.152<text:s/></text:p>
          </table:table-cell>
          <table:table-cell office:value-type="float" office:value="28924686.120000001" table:style-name="ce17">
            <text:p>28.924.686<text:s/></text:p>
          </table:table-cell>
          <table:table-cell office:value-type="float" office:value="119082030.89" table:style-name="ce17">
            <text:p>119.082.031<text:s/></text:p>
          </table:table-cell>
          <table:table-cell office:value-type="float" office:value="23277509.959999997" table:style-name="ce17">
            <text:p>23.277.510<text:s/></text:p>
          </table:table-cell>
          <table:table-cell office:value-type="float" office:value="406999029.53999996" table:style-name="ce17">
            <text:p>406.999.030<text:s/></text:p>
          </table:table-cell>
          <table:table-cell office:value-type="float" office:value="2017080439.8499999" table:style-name="ce17">
            <text:p>2.017.080.440<text:s/></text:p>
          </table:table-cell>
          <table:table-cell office:value-type="float" office:value="29521707.599999998" table:style-name="ce17">
            <text:p>29.521.708<text:s/></text:p>
          </table:table-cell>
          <table:table-cell office:value-type="float" office:value="47787435.729999997" table:style-name="ce17">
            <text:p>47.787.436<text:s/></text:p>
          </table:table-cell>
          <table:table-cell office:value-type="float" office:value="4821632.3800000008" table:style-name="ce17">
            <text:p>4.821.632<text:s/></text:p>
          </table:table-cell>
          <table:table-cell office:value-type="float" office:value="337041492.81999999" table:style-name="ce17">
            <text:p>337.041.493<text:s/></text:p>
          </table:table-cell>
          <table:table-cell office:value-type="float" office:value="236647801.94" table:style-name="ce17">
            <text:p>236.647.802<text:s/></text:p>
          </table:table-cell>
          <table:table-cell office:value-type="float" office:value="15103559.35" table:style-name="ce17">
            <text:p>15.103.559<text:s/></text:p>
          </table:table-cell>
          <table:table-cell office:value-type="float" office:value="2813877587.29" table:style-name="ce17">
            <text:p>2.813.877.587<text:s/></text:p>
          </table:table-cell>
          <table:table-cell office:value-type="float" office:value="12796980.51" table:style-name="ce17">
            <text:p>12.796.981<text:s/></text:p>
          </table:table-cell>
          <table:table-cell office:value-type="float" office:value="7701114447.1700001" table:style-name="ce18">
            <text:p>7.701.114.4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423463.3000000007" table:style-name="ce17">
            <text:p>8.423.463<text:s/></text:p>
          </table:table-cell>
          <table:table-cell office:value-type="float" office:value="29796489.449999999" table:style-name="ce17">
            <text:p>29.796.489<text:s/></text:p>
          </table:table-cell>
          <table:table-cell office:value-type="float" office:value="106675984.31999999" table:style-name="ce17">
            <text:p>106.675.984<text:s/></text:p>
          </table:table-cell>
          <table:table-cell office:value-type="float" office:value="4763701.0199999996" table:style-name="ce17">
            <text:p>4.763.701<text:s/></text:p>
          </table:table-cell>
          <table:table-cell office:value-type="float" office:value="191591165.63" table:style-name="ce17">
            <text:p>191.591.166<text:s/></text:p>
          </table:table-cell>
          <table:table-cell office:value-type="float" office:value="158878702.09999999" table:style-name="ce17">
            <text:p>158.878.702<text:s/></text:p>
          </table:table-cell>
          <table:table-cell office:value-type="float" office:value="3172122921.1300001" table:style-name="ce17">
            <text:p>3.172.122.921<text:s/></text:p>
          </table:table-cell>
          <table:table-cell office:value-type="float" office:value="101932209.73999999" table:style-name="ce17">
            <text:p>101.932.210<text:s/></text:p>
          </table:table-cell>
          <table:table-cell office:value-type="float" office:value="118476916.61" table:style-name="ce17">
            <text:p>118.476.917<text:s/></text:p>
          </table:table-cell>
          <table:table-cell office:value-type="float" office:value="38463834.07" table:style-name="ce17">
            <text:p>38.463.834<text:s/></text:p>
          </table:table-cell>
          <table:table-cell office:value-type="float" office:value="569098717.51999998" table:style-name="ce17">
            <text:p>569.098.718<text:s/></text:p>
          </table:table-cell>
          <table:table-cell office:value-type="float" office:value="43369607.399999999" table:style-name="ce17">
            <text:p>43.369.607<text:s/></text:p>
          </table:table-cell>
          <table:table-cell office:value-type="float" office:value="75227287.620000005" table:style-name="ce17">
            <text:p>75.227.288<text:s/></text:p>
          </table:table-cell>
          <table:table-cell office:value-type="float" office:value="74913999.849999994" table:style-name="ce17">
            <text:p>74.914.000<text:s/></text:p>
          </table:table-cell>
          <table:table-cell office:value-type="float" office:value="52079307.810000002" table:style-name="ce17">
            <text:p>52.079.308<text:s/></text:p>
          </table:table-cell>
          <table:table-cell office:value-type="float" office:value="146742066.36000001" table:style-name="ce17">
            <text:p>146.742.066<text:s/></text:p>
          </table:table-cell>
          <table:table-cell office:value-type="float" office:value="28817458.91" table:style-name="ce17">
            <text:p>28.817.459<text:s/></text:p>
          </table:table-cell>
          <table:table-cell office:value-type="float" office:value="412796393.45999998" table:style-name="ce17">
            <text:p>412.796.393<text:s/></text:p>
          </table:table-cell>
          <table:table-cell office:value-type="float" office:value="2868874724.23" table:style-name="ce17">
            <text:p>2.868.874.724<text:s/></text:p>
          </table:table-cell>
          <table:table-cell office:value-type="float" office:value="45540249.310000002" table:style-name="ce17">
            <text:p>45.540.249<text:s/></text:p>
          </table:table-cell>
          <table:table-cell office:value-type="float" office:value="19641004.530000001" table:style-name="ce17">
            <text:p>19.641.005<text:s/></text:p>
          </table:table-cell>
          <table:table-cell office:value-type="float" office:value="7006444.9699999997" table:style-name="ce17">
            <text:p>7.006.445<text:s/></text:p>
          </table:table-cell>
          <table:table-cell office:value-type="float" office:value="544629367.90999997" table:style-name="ce17">
            <text:p>544.629.368<text:s/></text:p>
          </table:table-cell>
          <table:table-cell office:value-type="float" office:value="249016426.62" table:style-name="ce17">
            <text:p>249.016.427<text:s/></text:p>
          </table:table-cell>
          <table:table-cell office:value-type="float" office:value="27348232.73" table:style-name="ce17">
            <text:p>27.348.233<text:s/></text:p>
          </table:table-cell>
          <table:table-cell office:value-type="float" office:value="7814008337.1700001" table:style-name="ce17">
            <text:p>7.814.008.337<text:s/></text:p>
          </table:table-cell>
          <table:table-cell office:value-type="float" office:value="11857375.33" table:style-name="ce17">
            <text:p>11.857.375<text:s/></text:p>
          </table:table-cell>
          <table:table-cell office:value-type="float" office:value="16922092389.100002" table:style-name="ce18">
            <text:p>16.922.092.3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397549.96" table:style-name="ce17">
            <text:p>7.397.550<text:s/></text:p>
          </table:table-cell>
          <table:table-cell office:value-type="float" office:value="27062850.960000001" table:style-name="ce17">
            <text:p>27.062.851<text:s/></text:p>
          </table:table-cell>
          <table:table-cell office:value-type="float" office:value="73259174.939999998" table:style-name="ce17">
            <text:p>73.259.175<text:s/></text:p>
          </table:table-cell>
          <table:table-cell office:value-type="float" office:value="4309555.04" table:style-name="ce17">
            <text:p>4.309.555<text:s/></text:p>
          </table:table-cell>
          <table:table-cell office:value-type="float" office:value="163984132.78" table:style-name="ce17">
            <text:p>163.984.133<text:s/></text:p>
          </table:table-cell>
          <table:table-cell office:value-type="float" office:value="120735607.81" table:style-name="ce17">
            <text:p>120.735.608<text:s/></text:p>
          </table:table-cell>
          <table:table-cell office:value-type="float" office:value="2598079809.9499998" table:style-name="ce17">
            <text:p>2.598.079.810<text:s/></text:p>
          </table:table-cell>
          <table:table-cell office:value-type="float" office:value="71029181.420000002" table:style-name="ce17">
            <text:p>71.029.181<text:s/></text:p>
          </table:table-cell>
          <table:table-cell office:value-type="float" office:value="97653387.409999996" table:style-name="ce17">
            <text:p>97.653.387<text:s/></text:p>
          </table:table-cell>
          <table:table-cell office:value-type="float" office:value="33411621.899999999" table:style-name="ce17">
            <text:p>33.411.622<text:s/></text:p>
          </table:table-cell>
          <table:table-cell office:value-type="float" office:value="414808290.56" table:style-name="ce17">
            <text:p>414.808.291<text:s/></text:p>
          </table:table-cell>
          <table:table-cell office:value-type="float" office:value="36919131.490000002" table:style-name="ce17">
            <text:p>36.919.131<text:s/></text:p>
          </table:table-cell>
          <table:table-cell office:value-type="float" office:value="64100767.549999997" table:style-name="ce17">
            <text:p>64.100.768<text:s/></text:p>
          </table:table-cell>
          <table:table-cell office:value-type="float" office:value="64618698.729999997" table:style-name="ce17">
            <text:p>64.618.699<text:s/></text:p>
          </table:table-cell>
          <table:table-cell office:value-type="float" office:value="47873030.469999999" table:style-name="ce17">
            <text:p>47.873.030<text:s/></text:p>
          </table:table-cell>
          <table:table-cell office:value-type="float" office:value="122089482.45" table:style-name="ce17">
            <text:p>122.089.482<text:s/></text:p>
          </table:table-cell>
          <table:table-cell office:value-type="float" office:value="24218926.920000002" table:style-name="ce17">
            <text:p>24.218.927<text:s/></text:p>
          </table:table-cell>
          <table:table-cell office:value-type="float" office:value="292795486.30000001" table:style-name="ce17">
            <text:p>292.795.486<text:s/></text:p>
          </table:table-cell>
          <table:table-cell office:value-type="float" office:value="1233273543.25" table:style-name="ce17">
            <text:p>1.233.273.543<text:s/></text:p>
          </table:table-cell>
          <table:table-cell office:value-type="float" office:value="39583790.719999999" table:style-name="ce17">
            <text:p>39.583.791<text:s/></text:p>
          </table:table-cell>
          <table:table-cell office:value-type="float" office:value="17305031.440000001" table:style-name="ce17">
            <text:p>17.305.031<text:s/></text:p>
          </table:table-cell>
          <table:table-cell office:value-type="float" office:value="6668904.8700000001" table:style-name="ce17">
            <text:p>6.668.905<text:s/></text:p>
          </table:table-cell>
          <table:table-cell office:value-type="float" office:value="358673533.17000002" table:style-name="ce17">
            <text:p>358.673.533<text:s/></text:p>
          </table:table-cell>
          <table:table-cell office:value-type="float" office:value="166144961.41" table:style-name="ce17">
            <text:p>166.144.961<text:s/></text:p>
          </table:table-cell>
          <table:table-cell office:value-type="float" office:value="23734909.969999999" table:style-name="ce17">
            <text:p>23.734.910<text:s/></text:p>
          </table:table-cell>
          <table:table-cell office:value-type="float" office:value="3689330078.4099998" table:style-name="ce17">
            <text:p>3.689.330.078<text:s/></text:p>
          </table:table-cell>
          <table:table-cell office:value-type="float" office:value="10353768.65" table:style-name="ce17">
            <text:p>10.353.769<text:s/></text:p>
          </table:table-cell>
          <table:table-cell office:value-type="float" office:value="9809415208.5299988" table:style-name="ce18">
            <text:p>9.809.415.2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439142.02" table:style-name="ce17">
            <text:p>439.142<text:s/></text:p>
          </table:table-cell>
          <table:table-cell office:value-type="float" office:value="1213321.22" table:style-name="ce17">
            <text:p>1.213.321<text:s/></text:p>
          </table:table-cell>
          <table:table-cell office:value-type="float" office:value="4947781.29" table:style-name="ce17">
            <text:p>4.947.781<text:s/></text:p>
          </table:table-cell>
          <table:table-cell office:value-type="float" office:value="83621.48" table:style-name="ce17">
            <text:p>83.621<text:s/></text:p>
          </table:table-cell>
          <table:table-cell office:value-type="float" office:value="7973593.3499999996" table:style-name="ce17">
            <text:p>7.973.593<text:s/></text:p>
          </table:table-cell>
          <table:table-cell office:value-type="float" office:value="12323431.800000001" table:style-name="ce17">
            <text:p>12.323.432<text:s/></text:p>
          </table:table-cell>
          <table:table-cell office:value-type="float" office:value="334835472.41000003" table:style-name="ce17">
            <text:p>334.835.472<text:s/></text:p>
          </table:table-cell>
          <table:table-cell office:value-type="float" office:value="10521948.189999999" table:style-name="ce17">
            <text:p>10.521.948<text:s/></text:p>
          </table:table-cell>
          <table:table-cell office:value-type="float" office:value="9429556.9199999999" table:style-name="ce17">
            <text:p>9.429.557<text:s/></text:p>
          </table:table-cell>
          <table:table-cell office:value-type="float" office:value="2202433.56" table:style-name="ce17">
            <text:p>2.202.434<text:s/></text:p>
          </table:table-cell>
          <table:table-cell office:value-type="float" office:value="60281202.619999997" table:style-name="ce17">
            <text:p>60.281.203<text:s/></text:p>
          </table:table-cell>
          <table:table-cell office:value-type="float" office:value="3490634.8" table:style-name="ce17">
            <text:p>3.490.635<text:s/></text:p>
          </table:table-cell>
          <table:table-cell office:value-type="float" office:value="5061083.2300000004" table:style-name="ce17">
            <text:p>5.061.083<text:s/></text:p>
          </table:table-cell>
          <table:table-cell office:value-type="float" office:value="4861614.6399999997" table:style-name="ce17">
            <text:p>4.861.615<text:s/></text:p>
          </table:table-cell>
          <table:table-cell office:value-type="float" office:value="2575325.4300000002" table:style-name="ce17">
            <text:p>2.575.325<text:s/></text:p>
          </table:table-cell>
          <table:table-cell office:value-type="float" office:value="11178962.560000001" table:style-name="ce17">
            <text:p>11.178.963<text:s/></text:p>
          </table:table-cell>
          <table:table-cell office:value-type="float" office:value="3070176.95" table:style-name="ce17">
            <text:p>3.070.177<text:s/></text:p>
          </table:table-cell>
          <table:table-cell office:value-type="float" office:value="60359182.579999998" table:style-name="ce17">
            <text:p>60.359.183<text:s/></text:p>
          </table:table-cell>
          <table:table-cell office:value-type="float" office:value="554481386.83000004" table:style-name="ce17">
            <text:p>554.481.387<text:s/></text:p>
          </table:table-cell>
          <table:table-cell office:value-type="float" office:value="2515491.5699999998" table:style-name="ce17">
            <text:p>2.515.492<text:s/></text:p>
          </table:table-cell>
          <table:table-cell office:value-type="float" office:value="1455967" table:style-name="ce17">
            <text:p>1.455.967<text:s/></text:p>
          </table:table-cell>
          <table:table-cell office:value-type="float" office:value="88735.71" table:style-name="ce17">
            <text:p>88.736<text:s/></text:p>
          </table:table-cell>
          <table:table-cell office:value-type="float" office:value="102112925.13" table:style-name="ce17">
            <text:p>102.112.925<text:s/></text:p>
          </table:table-cell>
          <table:table-cell office:value-type="float" office:value="56393379.289999999" table:style-name="ce17">
            <text:p>56.393.379<text:s/></text:p>
          </table:table-cell>
          <table:table-cell office:value-type="float" office:value="1615623.17" table:style-name="ce17">
            <text:p>1.615.623<text:s/></text:p>
          </table:table-cell>
          <table:table-cell office:value-type="float" office:value="2256326851.5100002" table:style-name="ce17">
            <text:p>2.256.326.852<text:s/></text:p>
          </table:table-cell>
          <table:table-cell office:value-type="float" office:value="402248.07" table:style-name="ce17">
            <text:p>402.248<text:s/></text:p>
          </table:table-cell>
          <table:table-cell office:value-type="float" office:value="3510241093.3300004" table:style-name="ce18">
            <text:p>3.510.241.0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0" table:style-name="ce17">
            <text:p>-<text:s/></text:p>
          </table:table-cell>
          <table:table-cell office:value-type="float" office:value="111780.81" table:style-name="ce17">
            <text:p>111.781<text:s/></text:p>
          </table:table-cell>
          <table:table-cell office:value-type="float" office:value="23234608.09" table:style-name="ce17">
            <text:p>23.234.608<text:s/></text:p>
          </table:table-cell>
          <table:table-cell office:value-type="float" office:value="41360.75" table:style-name="ce17">
            <text:p>41.361<text:s/></text:p>
          </table:table-cell>
          <table:table-cell office:value-type="float" office:value="8029511" table:style-name="ce17">
            <text:p>8.029.511<text:s/></text:p>
          </table:table-cell>
          <table:table-cell office:value-type="float" office:value="16519820.08" table:style-name="ce17">
            <text:p>16.519.820<text:s/></text:p>
          </table:table-cell>
          <table:table-cell office:value-type="float" office:value="90990441.650000006" table:style-name="ce17">
            <text:p>90.990.442<text:s/></text:p>
          </table:table-cell>
          <table:table-cell office:value-type="float" office:value="14650681.970000001" table:style-name="ce17">
            <text:p>14.650.682<text:s/></text:p>
          </table:table-cell>
          <table:table-cell office:value-type="float" office:value="4662773.99" table:style-name="ce17">
            <text:p>4.662.774<text:s/></text:p>
          </table:table-cell>
          <table:table-cell office:value-type="float" office:value="531950.75" table:style-name="ce17">
            <text:p>531.951<text:s/></text:p>
          </table:table-cell>
          <table:table-cell office:value-type="float" office:value="62192969.850000001" table:style-name="ce17">
            <text:p>62.192.970<text:s/></text:p>
          </table:table-cell>
          <table:table-cell office:value-type="float" office:value="626438.15" table:style-name="ce17">
            <text:p>626.438<text:s/></text:p>
          </table:table-cell>
          <table:table-cell office:value-type="float" office:value="2649291.69" table:style-name="ce17">
            <text:p>2.649.292<text:s/></text:p>
          </table:table-cell>
          <table:table-cell office:value-type="float" office:value="1824497.91" table:style-name="ce17">
            <text:p>1.824.498<text:s/></text:p>
          </table:table-cell>
          <table:table-cell office:value-type="float" office:value="239959.65" table:style-name="ce17">
            <text:p>239.960<text:s/></text:p>
          </table:table-cell>
          <table:table-cell office:value-type="float" office:value="6225554.3300000001" table:style-name="ce17">
            <text:p>6.225.554<text:s/></text:p>
          </table:table-cell>
          <table:table-cell office:value-type="float" office:value="127466.49" table:style-name="ce17">
            <text:p>127.466<text:s/></text:p>
          </table:table-cell>
          <table:table-cell office:value-type="float" office:value="20616377.780000001" table:style-name="ce17">
            <text:p>20.616.378<text:s/></text:p>
          </table:table-cell>
          <table:table-cell office:value-type="float" office:value="991008035.52999997" table:style-name="ce17">
            <text:p>991.008.036<text:s/></text:p>
          </table:table-cell>
          <table:table-cell office:value-type="float" office:value="1439233.53" table:style-name="ce17">
            <text:p>1.439.234<text:s/></text:p>
          </table:table-cell>
          <table:table-cell office:value-type="float" office:value="98504.82" table:style-name="ce17">
            <text:p>98.505<text:s/></text:p>
          </table:table-cell>
          <table:table-cell office:value-type="float" office:value="1762.98" table:style-name="ce17">
            <text:p>1.763<text:s/></text:p>
          </table:table-cell>
          <table:table-cell office:value-type="float" office:value="39010214.270000003" table:style-name="ce17">
            <text:p>39.010.214<text:s/></text:p>
          </table:table-cell>
          <table:table-cell office:value-type="float" office:value="11006756.59" table:style-name="ce17">
            <text:p>11.006.757<text:s/></text:p>
          </table:table-cell>
          <table:table-cell office:value-type="float" office:value="276534.8" table:style-name="ce17">
            <text:p>276.535<text:s/></text:p>
          </table:table-cell>
          <table:table-cell office:value-type="float" office:value="1446995830.75" table:style-name="ce17">
            <text:p>1.446.995.831<text:s/></text:p>
          </table:table-cell>
          <table:table-cell office:value-type="float" office:value="453036.45" table:style-name="ce17">
            <text:p>453.036<text:s/></text:p>
          </table:table-cell>
          <table:table-cell office:value-type="float" office:value="2743565394.6599998" table:style-name="ce18">
            <text:p>2.743.565.3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86771.32000000007" table:style-name="ce17">
            <text:p>586.771<text:s/></text:p>
          </table:table-cell>
          <table:table-cell office:value-type="float" office:value="1408536.46" table:style-name="ce17">
            <text:p>1.408.536<text:s/></text:p>
          </table:table-cell>
          <table:table-cell office:value-type="float" office:value="5234420" table:style-name="ce17">
            <text:p>5.234.420<text:s/></text:p>
          </table:table-cell>
          <table:table-cell office:value-type="float" office:value="329163.75" table:style-name="ce17">
            <text:p>329.164<text:s/></text:p>
          </table:table-cell>
          <table:table-cell office:value-type="float" office:value="11603928.5" table:style-name="ce17">
            <text:p>11.603.929<text:s/></text:p>
          </table:table-cell>
          <table:table-cell office:value-type="float" office:value="9299842.4100000001" table:style-name="ce17">
            <text:p>9.299.842<text:s/></text:p>
          </table:table-cell>
          <table:table-cell office:value-type="float" office:value="148217197.12" table:style-name="ce17">
            <text:p>148.217.197<text:s/></text:p>
          </table:table-cell>
          <table:table-cell office:value-type="float" office:value="5730398.1600000001" table:style-name="ce17">
            <text:p>5.730.398<text:s/></text:p>
          </table:table-cell>
          <table:table-cell office:value-type="float" office:value="6731198.29" table:style-name="ce17">
            <text:p>6.731.198<text:s/></text:p>
          </table:table-cell>
          <table:table-cell office:value-type="float" office:value="2317827.8600000003" table:style-name="ce17">
            <text:p>2.317.828<text:s/></text:p>
          </table:table-cell>
          <table:table-cell office:value-type="float" office:value="31816254.490000002" table:style-name="ce17">
            <text:p>31.816.254<text:s/></text:p>
          </table:table-cell>
          <table:table-cell office:value-type="float" office:value="2333402.96" table:style-name="ce17">
            <text:p>2.333.403<text:s/></text:p>
          </table:table-cell>
          <table:table-cell office:value-type="float" office:value="3416145.15" table:style-name="ce17">
            <text:p>3.416.145<text:s/></text:p>
          </table:table-cell>
          <table:table-cell office:value-type="float" office:value="3609188.5700000003" table:style-name="ce17">
            <text:p>3.609.189<text:s/></text:p>
          </table:table-cell>
          <table:table-cell office:value-type="float" office:value="1390992.2600000002" table:style-name="ce17">
            <text:p>1.390.992<text:s/></text:p>
          </table:table-cell>
          <table:table-cell office:value-type="float" office:value="7248067.0199999996" table:style-name="ce17">
            <text:p>7.248.067<text:s/></text:p>
          </table:table-cell>
          <table:table-cell office:value-type="float" office:value="1400888.55" table:style-name="ce17">
            <text:p>1.400.889<text:s/></text:p>
          </table:table-cell>
          <table:table-cell office:value-type="float" office:value="39025346.799999997" table:style-name="ce17">
            <text:p>39.025.347<text:s/></text:p>
          </table:table-cell>
          <table:table-cell office:value-type="float" office:value="90111758.620000005" table:style-name="ce17">
            <text:p>90.111.759<text:s/></text:p>
          </table:table-cell>
          <table:table-cell office:value-type="float" office:value="2001733.4899999998" table:style-name="ce17">
            <text:p>2.001.733<text:s/></text:p>
          </table:table-cell>
          <table:table-cell office:value-type="float" office:value="781501.2699999999" table:style-name="ce17">
            <text:p>781.501<text:s/></text:p>
          </table:table-cell>
          <table:table-cell office:value-type="float" office:value="247041.41" table:style-name="ce17">
            <text:p>247.041<text:s/></text:p>
          </table:table-cell>
          <table:table-cell office:value-type="float" office:value="44832695.339999996" table:style-name="ce17">
            <text:p>44.832.695<text:s/></text:p>
          </table:table-cell>
          <table:table-cell office:value-type="float" office:value="15471329.33" table:style-name="ce17">
            <text:p>15.471.329<text:s/></text:p>
          </table:table-cell>
          <table:table-cell office:value-type="float" office:value="1721164.79" table:style-name="ce17">
            <text:p>1.721.165<text:s/></text:p>
          </table:table-cell>
          <table:table-cell office:value-type="float" office:value="421355576.5" table:style-name="ce17">
            <text:p>421.355.577<text:s/></text:p>
          </table:table-cell>
          <table:table-cell office:value-type="float" office:value="648322.16" table:style-name="ce17">
            <text:p>648.322<text:s/></text:p>
          </table:table-cell>
          <table:table-cell office:value-type="float" office:value="858870692.58000004" table:style-name="ce18">
            <text:p>858.870.6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246452.46" table:style-name="ce17">
            <text:p>246.452<text:s/></text:p>
          </table:table-cell>
          <table:table-cell office:value-type="float" office:value="1737000.28" table:style-name="ce17">
            <text:p>1.737.000<text:s/></text:p>
          </table:table-cell>
          <table:table-cell office:value-type="float" office:value="5677528.7599999998" table:style-name="ce17">
            <text:p>5.677.529<text:s/></text:p>
          </table:table-cell>
          <table:table-cell office:value-type="float" office:value="264200.74" table:style-name="ce17">
            <text:p>264.201<text:s/></text:p>
          </table:table-cell>
          <table:table-cell office:value-type="float" office:value="3697691.83" table:style-name="ce17">
            <text:p>3.697.692<text:s/></text:p>
          </table:table-cell>
          <table:table-cell office:value-type="float" office:value="2989195.64" table:style-name="ce17">
            <text:p>2.989.196<text:s/></text:p>
          </table:table-cell>
          <table:table-cell office:value-type="float" office:value="413293471.23000002" table:style-name="ce17">
            <text:p>413.293.471<text:s/></text:p>
          </table:table-cell>
          <table:table-cell office:value-type="float" office:value="13034870.529999999" table:style-name="ce17">
            <text:p>13.034.871<text:s/></text:p>
          </table:table-cell>
          <table:table-cell office:value-type="float" office:value="7716472.1600000001" table:style-name="ce17">
            <text:p>7.716.472<text:s/></text:p>
          </table:table-cell>
          <table:table-cell office:value-type="float" office:value="376456.51" table:style-name="ce17">
            <text:p>376.457<text:s/></text:p>
          </table:table-cell>
          <table:table-cell office:value-type="float" office:value="79419203.629999995" table:style-name="ce17">
            <text:p>79.419.204<text:s/></text:p>
          </table:table-cell>
          <table:table-cell office:value-type="float" office:value="6602828.1799999997" table:style-name="ce17">
            <text:p>6.602.828<text:s/></text:p>
          </table:table-cell>
          <table:table-cell office:value-type="float" office:value="14078878.07" table:style-name="ce17">
            <text:p>14.078.878<text:s/></text:p>
          </table:table-cell>
          <table:table-cell office:value-type="float" office:value="11241338.449999999" table:style-name="ce17">
            <text:p>11.241.338<text:s/></text:p>
          </table:table-cell>
          <table:table-cell office:value-type="float" office:value="1928797.36" table:style-name="ce17">
            <text:p>1.928.797<text:s/></text:p>
          </table:table-cell>
          <table:table-cell office:value-type="float" office:value="10337621.82" table:style-name="ce17">
            <text:p>10.337.622<text:s/></text:p>
          </table:table-cell>
          <table:table-cell office:value-type="float" office:value="1414669.88" table:style-name="ce17">
            <text:p>1.414.670<text:s/></text:p>
          </table:table-cell>
          <table:table-cell office:value-type="float" office:value="59474117.579999998" table:style-name="ce17">
            <text:p>59.474.118<text:s/></text:p>
          </table:table-cell>
          <table:table-cell office:value-type="float" office:value="113875197.98999999" table:style-name="ce17">
            <text:p>113.875.198<text:s/></text:p>
          </table:table-cell>
          <table:table-cell office:value-type="float" office:value="1089321.18" table:style-name="ce17">
            <text:p>1.089.321<text:s/></text:p>
          </table:table-cell>
          <table:table-cell office:value-type="float" office:value="4724750.18" table:style-name="ce17">
            <text:p>4.724.750<text:s/></text:p>
          </table:table-cell>
          <table:table-cell office:value-type="float" office:value="228556.67" table:style-name="ce17">
            <text:p>228.557<text:s/></text:p>
          </table:table-cell>
          <table:table-cell office:value-type="float" office:value="105607630.11" table:style-name="ce17">
            <text:p>105.607.630<text:s/></text:p>
          </table:table-cell>
          <table:table-cell office:value-type="float" office:value="23166533.699999999" table:style-name="ce17">
            <text:p>23.166.534<text:s/></text:p>
          </table:table-cell>
          <table:table-cell office:value-type="float" office:value="3419145.26" table:style-name="ce17">
            <text:p>3.419.145<text:s/></text:p>
          </table:table-cell>
          <table:table-cell office:value-type="float" office:value="1876115195.71" table:style-name="ce17">
            <text:p>1.876.115.196<text:s/></text:p>
          </table:table-cell>
          <table:table-cell office:value-type="float" office:value="176208.87" table:style-name="ce17">
            <text:p>176.209<text:s/></text:p>
          </table:table-cell>
          <table:table-cell office:value-type="float" office:value="2761933334.7799997" table:style-name="ce18">
            <text:p>2.761.933.3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4811.44" table:style-name="ce17">
            <text:p>14.811<text:s/></text:p>
          </table:table-cell>
          <table:table-cell office:value-type="float" office:value="49159.6" table:style-name="ce17">
            <text:p>49.160<text:s/></text:p>
          </table:table-cell>
          <table:table-cell office:value-type="float" office:value="40765.14" table:style-name="ce17">
            <text:p>40.765<text:s/></text:p>
          </table:table-cell>
          <table:table-cell office:value-type="float" office:value="14890.34" table:style-name="ce17">
            <text:p>14.890<text:s/></text:p>
          </table:table-cell>
          <table:table-cell office:value-type="float" office:value="968384.29" table:style-name="ce17">
            <text:p>968.384<text:s/></text:p>
          </table:table-cell>
          <table:table-cell office:value-type="float" office:value="55482.85" table:style-name="ce17">
            <text:p>55.483<text:s/></text:p>
          </table:table-cell>
          <table:table-cell office:value-type="float" office:value="58938.85" table:style-name="ce17">
            <text:p>58.939<text:s/></text:p>
          </table:table-cell>
          <table:table-cell office:value-type="float" office:value="74809.05" table:style-name="ce17">
            <text:p>74.809<text:s/></text:p>
          </table:table-cell>
          <table:table-cell office:value-type="float" office:value="820629.99" table:style-name="ce17">
            <text:p>820.630<text:s/></text:p>
          </table:table-cell>
          <table:table-cell office:value-type="float" office:value="114452.88" table:style-name="ce17">
            <text:p>114.453<text:s/></text:p>
          </table:table-cell>
          <table:table-cell office:value-type="float" office:value="1239770.49" table:style-name="ce17">
            <text:p>1.239.770<text:s/></text:p>
          </table:table-cell>
          <table:table-cell office:value-type="float" office:value="1750232.21" table:style-name="ce17">
            <text:p>1.750.232<text:s/></text:p>
          </table:table-cell>
          <table:table-cell office:value-type="float" office:value="1115121.5900000001" table:style-name="ce17">
            <text:p>1.115.122<text:s/></text:p>
          </table:table-cell>
          <table:table-cell office:value-type="float" office:value="370053.96" table:style-name="ce17">
            <text:p>370.054<text:s/></text:p>
          </table:table-cell>
          <table:table-cell office:value-type="float" office:value="46613.599999999999" table:style-name="ce17">
            <text:p>46.614<text:s/></text:p>
          </table:table-cell>
          <table:table-cell office:value-type="float" office:value="218677.59" table:style-name="ce17">
            <text:p>218.678<text:s/></text:p>
          </table:table-cell>
          <table:table-cell office:value-type="float" office:value="366599.37" table:style-name="ce17">
            <text:p>366.599<text:s/></text:p>
          </table:table-cell>
          <table:table-cell office:value-type="float" office:value="651258.06999999995" table:style-name="ce17">
            <text:p>651.258<text:s/></text:p>
          </table:table-cell>
          <table:table-cell office:value-type="float" office:value="263968.31" table:style-name="ce17">
            <text:p>263.968<text:s/></text:p>
          </table:table-cell>
          <table:table-cell office:value-type="float" office:value="46669.760000000002" table:style-name="ce17">
            <text:p>46.670<text:s/></text:p>
          </table:table-cell>
          <table:table-cell office:value-type="float" office:value="83873.009999999995" table:style-name="ce17">
            <text:p>83.873<text:s/></text:p>
          </table:table-cell>
          <table:table-cell office:value-type="float" office:value="29238.09" table:style-name="ce17">
            <text:p>29.238<text:s/></text:p>
          </table:table-cell>
          <table:table-cell office:value-type="float" office:value="688145.2" table:style-name="ce17">
            <text:p>688.145<text:s/></text:p>
          </table:table-cell>
          <table:table-cell office:value-type="float" office:value="351025.98" table:style-name="ce17">
            <text:p>351.026<text:s/></text:p>
          </table:table-cell>
          <table:table-cell office:value-type="float" office:value="88925.73" table:style-name="ce17">
            <text:p>88.926<text:s/></text:p>
          </table:table-cell>
          <table:table-cell office:value-type="float" office:value="1320537.3700000001" table:style-name="ce17">
            <text:p>1.320.537<text:s/></text:p>
          </table:table-cell>
          <table:table-cell office:value-type="float" office:value="153676.09" table:style-name="ce17">
            <text:p>153.676<text:s/></text:p>
          </table:table-cell>
          <table:table-cell office:value-type="float" office:value="10996710.849999998" table:style-name="ce18">
            <text:p>10.996.7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9893333.5500000007" table:style-name="ce17">
            <text:p>9.893.334<text:s/></text:p>
          </table:table-cell>
          <table:table-cell office:value-type="float" office:value="49538107.090000004" table:style-name="ce17">
            <text:p>49.538.107<text:s/></text:p>
          </table:table-cell>
          <table:table-cell office:value-type="float" office:value="332048857.51999998" table:style-name="ce17">
            <text:p>332.048.858<text:s/></text:p>
          </table:table-cell>
          <table:table-cell office:value-type="float" office:value="7150129.71" table:style-name="ce17">
            <text:p>7.150.130<text:s/></text:p>
          </table:table-cell>
          <table:table-cell office:value-type="float" office:value="415287977.56" table:style-name="ce17">
            <text:p>415.287.978<text:s/></text:p>
          </table:table-cell>
          <table:table-cell office:value-type="float" office:value="281161719.19" table:style-name="ce17">
            <text:p>281.161.719<text:s/></text:p>
          </table:table-cell>
          <table:table-cell office:value-type="float" office:value="800598218.35000002" table:style-name="ce17">
            <text:p>800.598.218<text:s/></text:p>
          </table:table-cell>
          <table:table-cell office:value-type="float" office:value="311880136.97000003" table:style-name="ce17">
            <text:p>311.880.137<text:s/></text:p>
          </table:table-cell>
          <table:table-cell office:value-type="float" office:value="217260501.59" table:style-name="ce17">
            <text:p>217.260.502<text:s/></text:p>
          </table:table-cell>
          <table:table-cell office:value-type="float" office:value="183525161.47" table:style-name="ce17">
            <text:p>183.525.161<text:s/></text:p>
          </table:table-cell>
          <table:table-cell office:value-type="float" office:value="828070651.90999997" table:style-name="ce17">
            <text:p>828.070.652<text:s/></text:p>
          </table:table-cell>
          <table:table-cell office:value-type="float" office:value="72899894.700000003" table:style-name="ce17">
            <text:p>72.899.895<text:s/></text:p>
          </table:table-cell>
          <table:table-cell office:value-type="float" office:value="113805476.44" table:style-name="ce17">
            <text:p>113.805.476<text:s/></text:p>
          </table:table-cell>
          <table:table-cell office:value-type="float" office:value="115492274.63" table:style-name="ce17">
            <text:p>115.492.275<text:s/></text:p>
          </table:table-cell>
          <table:table-cell office:value-type="float" office:value="70076792.260000005" table:style-name="ce17">
            <text:p>70.076.792<text:s/></text:p>
          </table:table-cell>
          <table:table-cell office:value-type="float" office:value="387769994.27999997" table:style-name="ce17">
            <text:p>387.769.994<text:s/></text:p>
          </table:table-cell>
          <table:table-cell office:value-type="float" office:value="39775385.369999997" table:style-name="ce17">
            <text:p>39.775.385<text:s/></text:p>
          </table:table-cell>
          <table:table-cell office:value-type="float" office:value="1008279291.05" table:style-name="ce17">
            <text:p>1.008.279.291<text:s/></text:p>
          </table:table-cell>
          <table:table-cell office:value-type="float" office:value="4042433222" table:style-name="ce17">
            <text:p>4.042.433.222<text:s/></text:p>
          </table:table-cell>
          <table:table-cell office:value-type="float" office:value="59783767.840000004" table:style-name="ce17">
            <text:p>59.783.768<text:s/></text:p>
          </table:table-cell>
          <table:table-cell office:value-type="float" office:value="30018263.949999999" table:style-name="ce17">
            <text:p>30.018.264<text:s/></text:p>
          </table:table-cell>
          <table:table-cell office:value-type="float" office:value="8707026.8800000008" table:style-name="ce17">
            <text:p>8.707.027<text:s/></text:p>
          </table:table-cell>
          <table:table-cell office:value-type="float" office:value="894828045.54999995" table:style-name="ce17">
            <text:p>894.828.046<text:s/></text:p>
          </table:table-cell>
          <table:table-cell office:value-type="float" office:value="940282234.67999995" table:style-name="ce17">
            <text:p>940.282.235<text:s/></text:p>
          </table:table-cell>
          <table:table-cell office:value-type="float" office:value="39696598.57" table:style-name="ce17">
            <text:p>39.696.599<text:s/></text:p>
          </table:table-cell>
          <table:table-cell office:value-type="float" office:value="7278396618.6400003" table:style-name="ce17">
            <text:p>7.278.396.619<text:s/></text:p>
          </table:table-cell>
          <table:table-cell office:value-type="float" office:value="24953912.100000001" table:style-name="ce17">
            <text:p>24.953.912<text:s/></text:p>
          </table:table-cell>
          <table:table-cell office:value-type="float" office:value="18563613593.849998" table:style-name="ce18">
            <text:p>18.563.613.5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9620.94" table:style-name="ce17">
            <text:p>9.621<text:s/></text:p>
          </table:table-cell>
          <table:table-cell office:value-type="float" office:value="50129.79" table:style-name="ce17">
            <text:p>50.130<text:s/></text:p>
          </table:table-cell>
          <table:table-cell office:value-type="float" office:value="178466.73" table:style-name="ce17">
            <text:p>178.467<text:s/></text:p>
          </table:table-cell>
          <table:table-cell office:value-type="float" office:value="30909.66" table:style-name="ce17">
            <text:p>30.910<text:s/></text:p>
          </table:table-cell>
          <table:table-cell office:value-type="float" office:value="1558212.73" table:style-name="ce17">
            <text:p>1.558.213<text:s/></text:p>
          </table:table-cell>
          <table:table-cell office:value-type="float" office:value="22181464.780000001" table:style-name="ce17">
            <text:p>22.181.465<text:s/></text:p>
          </table:table-cell>
          <table:table-cell office:value-type="float" office:value="395464647.27999997" table:style-name="ce17">
            <text:p>395.464.647<text:s/></text:p>
          </table:table-cell>
          <table:table-cell office:value-type="float" office:value="5400066.5899999999" table:style-name="ce17">
            <text:p>5.400.067<text:s/></text:p>
          </table:table-cell>
          <table:table-cell office:value-type="float" office:value="371524.64" table:style-name="ce17">
            <text:p>371.525<text:s/></text:p>
          </table:table-cell>
          <table:table-cell office:value-type="float" office:value="24975.63" table:style-name="ce17">
            <text:p>24.976<text:s/></text:p>
          </table:table-cell>
          <table:table-cell office:value-type="float" office:value="29962641.710000001" table:style-name="ce17">
            <text:p>29.962.642<text:s/></text:p>
          </table:table-cell>
          <table:table-cell office:value-type="float" office:value="16537.96" table:style-name="ce17">
            <text:p>16.538<text:s/></text:p>
          </table:table-cell>
          <table:table-cell office:value-type="float" office:value="181817.09" table:style-name="ce17">
            <text:p>181.817<text:s/></text:p>
          </table:table-cell>
          <table:table-cell office:value-type="float" office:value="10850279.130000001" table:style-name="ce17">
            <text:p>10.850.279<text:s/></text:p>
          </table:table-cell>
          <table:table-cell office:value-type="float" office:value="37523.11" table:style-name="ce17">
            <text:p>37.523<text:s/></text:p>
          </table:table-cell>
          <table:table-cell office:value-type="float" office:value="2690040.18" table:style-name="ce17">
            <text:p>2.690.040<text:s/></text:p>
          </table:table-cell>
          <table:table-cell office:value-type="float" office:value="32739.56" table:style-name="ce17">
            <text:p>32.740<text:s/></text:p>
          </table:table-cell>
          <table:table-cell office:value-type="float" office:value="10081234.66" table:style-name="ce17">
            <text:p>10.081.235<text:s/></text:p>
          </table:table-cell>
          <table:table-cell office:value-type="float" office:value="124006673.94" table:style-name="ce17">
            <text:p>124.006.674<text:s/></text:p>
          </table:table-cell>
          <table:table-cell office:value-type="float" office:value="147421.20000000001" table:style-name="ce17">
            <text:p>147.421<text:s/></text:p>
          </table:table-cell>
          <table:table-cell office:value-type="float" office:value="140102.45000000001" table:style-name="ce17">
            <text:p>140.102<text:s/></text:p>
          </table:table-cell>
          <table:table-cell office:value-type="float" office:value="3311.4" table:style-name="ce17">
            <text:p>3.311<text:s/></text:p>
          </table:table-cell>
          <table:table-cell office:value-type="float" office:value="40657318.93" table:style-name="ce17">
            <text:p>40.657.319<text:s/></text:p>
          </table:table-cell>
          <table:table-cell office:value-type="float" office:value="1243786.07" table:style-name="ce17">
            <text:p>1.243.786<text:s/></text:p>
          </table:table-cell>
          <table:table-cell office:value-type="float" office:value="1659316.66" table:style-name="ce17">
            <text:p>1.659.317<text:s/></text:p>
          </table:table-cell>
          <table:table-cell office:value-type="float" office:value="768683215.12" table:style-name="ce17">
            <text:p>768.683.215<text:s/></text:p>
          </table:table-cell>
          <table:table-cell office:value-type="float" office:value="38405.51" table:style-name="ce17">
            <text:p>38.406<text:s/></text:p>
          </table:table-cell>
          <table:table-cell office:value-type="float" office:value="1415702383.45" table:style-name="ce18">
            <text:p>1.415.702.38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9883712.6100000013" table:style-name="ce17">
            <text:p>9.883.713<text:s/></text:p>
          </table:table-cell>
          <table:table-cell office:value-type="float" office:value="49487977.299999997" table:style-name="ce17">
            <text:p>49.487.977<text:s/></text:p>
          </table:table-cell>
          <table:table-cell office:value-type="float" office:value="331870390.78999996" table:style-name="ce17">
            <text:p>331.870.391<text:s/></text:p>
          </table:table-cell>
          <table:table-cell office:value-type="float" office:value="7119220.0500000007" table:style-name="ce17">
            <text:p>7.119.220<text:s/></text:p>
          </table:table-cell>
          <table:table-cell office:value-type="float" office:value="413729764.82999998" table:style-name="ce17">
            <text:p>413.729.765<text:s/></text:p>
          </table:table-cell>
          <table:table-cell office:value-type="float" office:value="258980254.40999997" table:style-name="ce17">
            <text:p>258.980.254<text:s/></text:p>
          </table:table-cell>
          <table:table-cell office:value-type="float" office:value="405133571.06999999" table:style-name="ce17">
            <text:p>405.133.571<text:s/></text:p>
          </table:table-cell>
          <table:table-cell office:value-type="float" office:value="306480070.37999994" table:style-name="ce17">
            <text:p>306.480.070<text:s/></text:p>
          </table:table-cell>
          <table:table-cell office:value-type="float" office:value="216888976.95000002" table:style-name="ce17">
            <text:p>216.888.977<text:s/></text:p>
          </table:table-cell>
          <table:table-cell office:value-type="float" office:value="183500185.84" table:style-name="ce17">
            <text:p>183.500.186<text:s/></text:p>
          </table:table-cell>
          <table:table-cell office:value-type="float" office:value="798108010.19999993" table:style-name="ce17">
            <text:p>798.108.010<text:s/></text:p>
          </table:table-cell>
          <table:table-cell office:value-type="float" office:value="72883356.739999995" table:style-name="ce17">
            <text:p>72.883.357<text:s/></text:p>
          </table:table-cell>
          <table:table-cell office:value-type="float" office:value="113623659.35000001" table:style-name="ce17">
            <text:p>113.623.659<text:s/></text:p>
          </table:table-cell>
          <table:table-cell office:value-type="float" office:value="104641995.50000001" table:style-name="ce17">
            <text:p>104.641.996<text:s/></text:p>
          </table:table-cell>
          <table:table-cell office:value-type="float" office:value="70039269.149999991" table:style-name="ce17">
            <text:p>70.039.269<text:s/></text:p>
          </table:table-cell>
          <table:table-cell office:value-type="float" office:value="385079954.09999996" table:style-name="ce17">
            <text:p>385.079.954<text:s/></text:p>
          </table:table-cell>
          <table:table-cell office:value-type="float" office:value="39742645.810000002" table:style-name="ce17">
            <text:p>39.742.646<text:s/></text:p>
          </table:table-cell>
          <table:table-cell office:value-type="float" office:value="998198056.38999999" table:style-name="ce17">
            <text:p>998.198.056<text:s/></text:p>
          </table:table-cell>
          <table:table-cell office:value-type="float" office:value="3918426548.0599999" table:style-name="ce17">
            <text:p>3.918.426.548<text:s/></text:p>
          </table:table-cell>
          <table:table-cell office:value-type="float" office:value="59636346.640000001" table:style-name="ce17">
            <text:p>59.636.347<text:s/></text:p>
          </table:table-cell>
          <table:table-cell office:value-type="float" office:value="29878161.5" table:style-name="ce17">
            <text:p>29.878.162<text:s/></text:p>
          </table:table-cell>
          <table:table-cell office:value-type="float" office:value="8703715.4799999986" table:style-name="ce17">
            <text:p>8.703.715<text:s/></text:p>
          </table:table-cell>
          <table:table-cell office:value-type="float" office:value="854170726.62000012" table:style-name="ce17">
            <text:p>854.170.727<text:s/></text:p>
          </table:table-cell>
          <table:table-cell office:value-type="float" office:value="939038448.6099999" table:style-name="ce17">
            <text:p>939.038.449<text:s/></text:p>
          </table:table-cell>
          <table:table-cell office:value-type="float" office:value="38037281.909999996" table:style-name="ce17">
            <text:p>38.037.282<text:s/></text:p>
          </table:table-cell>
          <table:table-cell office:value-type="float" office:value="6509713403.5200005" table:style-name="ce17">
            <text:p>6.509.713.404<text:s/></text:p>
          </table:table-cell>
          <table:table-cell office:value-type="float" office:value="24915506.59" table:style-name="ce17">
            <text:p>24.915.507<text:s/></text:p>
          </table:table-cell>
          <table:table-cell office:value-type="float" office:value="17147911210.4" table:style-name="ce18">
            <text:p>17.147.911.2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178584.56" table:style-name="ce17">
            <text:p>3.178.585<text:s/></text:p>
          </table:table-cell>
          <table:table-cell office:value-type="float" office:value="15986701.5" table:style-name="ce17">
            <text:p>15.986.702<text:s/></text:p>
          </table:table-cell>
          <table:table-cell office:value-type="float" office:value="87836786.269999996" table:style-name="ce17">
            <text:p>87.836.786<text:s/></text:p>
          </table:table-cell>
          <table:table-cell office:value-type="float" office:value="3282018.28" table:style-name="ce17">
            <text:p>3.282.018<text:s/></text:p>
          </table:table-cell>
          <table:table-cell office:value-type="float" office:value="126198122.88" table:style-name="ce17">
            <text:p>126.198.123<text:s/></text:p>
          </table:table-cell>
          <table:table-cell office:value-type="float" office:value="80543517.780000001" table:style-name="ce17">
            <text:p>80.543.518<text:s/></text:p>
          </table:table-cell>
          <table:table-cell office:value-type="float" office:value="431580693.18000001" table:style-name="ce17">
            <text:p>431.580.693<text:s/></text:p>
          </table:table-cell>
          <table:table-cell office:value-type="float" office:value="77574806.069999993" table:style-name="ce17">
            <text:p>77.574.806<text:s/></text:p>
          </table:table-cell>
          <table:table-cell office:value-type="float" office:value="79268079.640000001" table:style-name="ce17">
            <text:p>79.268.080<text:s/></text:p>
          </table:table-cell>
          <table:table-cell office:value-type="float" office:value="54015558.640000001" table:style-name="ce17">
            <text:p>54.015.559<text:s/></text:p>
          </table:table-cell>
          <table:table-cell office:value-type="float" office:value="225356356.69999999" table:style-name="ce17">
            <text:p>225.356.357<text:s/></text:p>
          </table:table-cell>
          <table:table-cell office:value-type="float" office:value="28514945.420000002" table:style-name="ce17">
            <text:p>28.514.945<text:s/></text:p>
          </table:table-cell>
          <table:table-cell office:value-type="float" office:value="45954554.729999997" table:style-name="ce17">
            <text:p>45.954.555<text:s/></text:p>
          </table:table-cell>
          <table:table-cell office:value-type="float" office:value="46142382.810000002" table:style-name="ce17">
            <text:p>46.142.383<text:s/></text:p>
          </table:table-cell>
          <table:table-cell office:value-type="float" office:value="23977020.140000001" table:style-name="ce17">
            <text:p>23.977.020<text:s/></text:p>
          </table:table-cell>
          <table:table-cell office:value-type="float" office:value="111922584.36" table:style-name="ce17">
            <text:p>111.922.584<text:s/></text:p>
          </table:table-cell>
          <table:table-cell office:value-type="float" office:value="11585570.77" table:style-name="ce17">
            <text:p>11.585.571<text:s/></text:p>
          </table:table-cell>
          <table:table-cell office:value-type="float" office:value="273891978.60000002" table:style-name="ce17">
            <text:p>273.891.979<text:s/></text:p>
          </table:table-cell>
          <table:table-cell office:value-type="float" office:value="951143798.47000003" table:style-name="ce17">
            <text:p>951.143.798<text:s/></text:p>
          </table:table-cell>
          <table:table-cell office:value-type="float" office:value="25762058.309999999" table:style-name="ce17">
            <text:p>25.762.058<text:s/></text:p>
          </table:table-cell>
          <table:table-cell office:value-type="float" office:value="12420968.66" table:style-name="ce17">
            <text:p>12.420.969<text:s/></text:p>
          </table:table-cell>
          <table:table-cell office:value-type="float" office:value="5923876.3700000001" table:style-name="ce17">
            <text:p>5.923.876<text:s/></text:p>
          </table:table-cell>
          <table:table-cell office:value-type="float" office:value="249069678.71000001" table:style-name="ce17">
            <text:p>249.069.679<text:s/></text:p>
          </table:table-cell>
          <table:table-cell office:value-type="float" office:value="240110963.83000001" table:style-name="ce17">
            <text:p>240.110.964<text:s/></text:p>
          </table:table-cell>
          <table:table-cell office:value-type="float" office:value="15584656.99" table:style-name="ce17">
            <text:p>15.584.657<text:s/></text:p>
          </table:table-cell>
          <table:table-cell office:value-type="float" office:value="1789646916.9300001" table:style-name="ce17">
            <text:p>1.789.646.917<text:s/></text:p>
          </table:table-cell>
          <table:table-cell office:value-type="float" office:value="10665436.689999999" table:style-name="ce17">
            <text:p>10.665.437<text:s/></text:p>
          </table:table-cell>
          <table:table-cell office:value-type="float" office:value="5027138617.289999" table:style-name="ce18">
            <text:p>5.027.138.6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562.47" table:style-name="ce17">
            <text:p>1.562<text:s/></text:p>
          </table:table-cell>
          <table:table-cell office:value-type="float" office:value="7931.48" table:style-name="ce17">
            <text:p>7.931<text:s/></text:p>
          </table:table-cell>
          <table:table-cell office:value-type="float" office:value="29104.79" table:style-name="ce17">
            <text:p>29.105<text:s/></text:p>
          </table:table-cell>
          <table:table-cell office:value-type="float" office:value="5018.03" table:style-name="ce17">
            <text:p>5.018<text:s/></text:p>
          </table:table-cell>
          <table:table-cell office:value-type="float" office:value="255365.14" table:style-name="ce17">
            <text:p>255.365<text:s/></text:p>
          </table:table-cell>
          <table:table-cell office:value-type="float" office:value="3612133.08" table:style-name="ce17">
            <text:p>3.612.133<text:s/></text:p>
          </table:table-cell>
          <table:table-cell office:value-type="float" office:value="65863940.93" table:style-name="ce17">
            <text:p>65.863.941<text:s/></text:p>
          </table:table-cell>
          <table:table-cell office:value-type="float" office:value="968488.86" table:style-name="ce17">
            <text:p>968.489<text:s/></text:p>
          </table:table-cell>
          <table:table-cell office:value-type="float" office:value="60291.07" table:style-name="ce17">
            <text:p>60.291<text:s/></text:p>
          </table:table-cell>
          <table:table-cell office:value-type="float" office:value="3976.02" table:style-name="ce17">
            <text:p>3.976<text:s/></text:p>
          </table:table-cell>
          <table:table-cell office:value-type="float" office:value="4872741.96" table:style-name="ce17">
            <text:p>4.872.742<text:s/></text:p>
          </table:table-cell>
          <table:table-cell office:value-type="float" office:value="2963.67" table:style-name="ce17">
            <text:p>2.964<text:s/></text:p>
          </table:table-cell>
          <table:table-cell office:value-type="float" office:value="30715.87" table:style-name="ce17">
            <text:p>30.716<text:s/></text:p>
          </table:table-cell>
          <table:table-cell office:value-type="float" office:value="1766866.51" table:style-name="ce17">
            <text:p>1.766.867<text:s/></text:p>
          </table:table-cell>
          <table:table-cell office:value-type="float" office:value="7105.22" table:style-name="ce17">
            <text:p>7.105<text:s/></text:p>
          </table:table-cell>
          <table:table-cell office:value-type="float" office:value="188833.5" table:style-name="ce17">
            <text:p>188.834<text:s/></text:p>
          </table:table-cell>
          <table:table-cell office:value-type="float" office:value="5463.75" table:style-name="ce17">
            <text:p>5.464<text:s/></text:p>
          </table:table-cell>
          <table:table-cell office:value-type="float" office:value="1620413.5" table:style-name="ce17">
            <text:p>1.620.414<text:s/></text:p>
          </table:table-cell>
          <table:table-cell office:value-type="float" office:value="19870533.760000002" table:style-name="ce17">
            <text:p>19.870.534<text:s/></text:p>
          </table:table-cell>
          <table:table-cell office:value-type="float" office:value="24120.91" table:style-name="ce17">
            <text:p>24.121<text:s/></text:p>
          </table:table-cell>
          <table:table-cell office:value-type="float" office:value="22555.46" table:style-name="ce17">
            <text:p>22.555<text:s/></text:p>
          </table:table-cell>
          <table:table-cell office:value-type="float" office:value="538.11" table:style-name="ce17">
            <text:p>538<text:s/></text:p>
          </table:table-cell>
          <table:table-cell office:value-type="float" office:value="6949566.3700000001" table:style-name="ce17">
            <text:p>6.949.566<text:s/></text:p>
          </table:table-cell>
          <table:table-cell office:value-type="float" office:value="206565.4" table:style-name="ce17">
            <text:p>206.565<text:s/></text:p>
          </table:table-cell>
          <table:table-cell office:value-type="float" office:value="280975" table:style-name="ce17">
            <text:p>280.975<text:s/></text:p>
          </table:table-cell>
          <table:table-cell office:value-type="float" office:value="126752609.37" table:style-name="ce17">
            <text:p>126.752.609<text:s/></text:p>
          </table:table-cell>
          <table:table-cell office:value-type="float" office:value="7418.48" table:style-name="ce17">
            <text:p>7.418<text:s/></text:p>
          </table:table-cell>
          <table:table-cell office:value-type="float" office:value="233417798.71000001" table:style-name="ce18">
            <text:p>233.417.7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177022.09" table:style-name="ce17">
            <text:p>3.177.022<text:s/></text:p>
          </table:table-cell>
          <table:table-cell office:value-type="float" office:value="15978770.02" table:style-name="ce17">
            <text:p>15.978.770<text:s/></text:p>
          </table:table-cell>
          <table:table-cell office:value-type="float" office:value="87807681.479999989" table:style-name="ce17">
            <text:p>87.807.681<text:s/></text:p>
          </table:table-cell>
          <table:table-cell office:value-type="float" office:value="3277000.25" table:style-name="ce17">
            <text:p>3.277.000<text:s/></text:p>
          </table:table-cell>
          <table:table-cell office:value-type="float" office:value="125942757.74000001" table:style-name="ce17">
            <text:p>125.942.758<text:s/></text:p>
          </table:table-cell>
          <table:table-cell office:value-type="float" office:value="76931384.700000003" table:style-name="ce17">
            <text:p>76.931.385<text:s/></text:p>
          </table:table-cell>
          <table:table-cell office:value-type="float" office:value="365716752.24999994" table:style-name="ce17">
            <text:p>365.716.752<text:s/></text:p>
          </table:table-cell>
          <table:table-cell office:value-type="float" office:value="76606317.210000008" table:style-name="ce17">
            <text:p>76.606.317<text:s/></text:p>
          </table:table-cell>
          <table:table-cell office:value-type="float" office:value="79207788.569999993" table:style-name="ce17">
            <text:p>79.207.789<text:s/></text:p>
          </table:table-cell>
          <table:table-cell office:value-type="float" office:value="54011582.61999999" table:style-name="ce17">
            <text:p>54.011.583<text:s/></text:p>
          </table:table-cell>
          <table:table-cell office:value-type="float" office:value="220483614.73999998" table:style-name="ce17">
            <text:p>220.483.615<text:s/></text:p>
          </table:table-cell>
          <table:table-cell office:value-type="float" office:value="28511981.750000004" table:style-name="ce17">
            <text:p>28.511.982<text:s/></text:p>
          </table:table-cell>
          <table:table-cell office:value-type="float" office:value="45923838.859999999" table:style-name="ce17">
            <text:p>45.923.839<text:s/></text:p>
          </table:table-cell>
          <table:table-cell office:value-type="float" office:value="44375516.299999997" table:style-name="ce17">
            <text:p>44.375.516<text:s/></text:p>
          </table:table-cell>
          <table:table-cell office:value-type="float" office:value="23969914.919999998" table:style-name="ce17">
            <text:p>23.969.915<text:s/></text:p>
          </table:table-cell>
          <table:table-cell office:value-type="float" office:value="111733750.86" table:style-name="ce17">
            <text:p>111.733.751<text:s/></text:p>
          </table:table-cell>
          <table:table-cell office:value-type="float" office:value="11580107.02" table:style-name="ce17">
            <text:p>11.580.107<text:s/></text:p>
          </table:table-cell>
          <table:table-cell office:value-type="float" office:value="272271565.09999996" table:style-name="ce17">
            <text:p>272.271.565<text:s/></text:p>
          </table:table-cell>
          <table:table-cell office:value-type="float" office:value="931273264.70999992" table:style-name="ce17">
            <text:p>931.273.265<text:s/></text:p>
          </table:table-cell>
          <table:table-cell office:value-type="float" office:value="25737937.399999999" table:style-name="ce17">
            <text:p>25.737.937<text:s/></text:p>
          </table:table-cell>
          <table:table-cell office:value-type="float" office:value="12398413.200000001" table:style-name="ce17">
            <text:p>12.398.413<text:s/></text:p>
          </table:table-cell>
          <table:table-cell office:value-type="float" office:value="5923338.2599999998" table:style-name="ce17">
            <text:p>5.923.338<text:s/></text:p>
          </table:table-cell>
          <table:table-cell office:value-type="float" office:value="242120112.34" table:style-name="ce17">
            <text:p>242.120.112<text:s/></text:p>
          </table:table-cell>
          <table:table-cell office:value-type="float" office:value="239904398.43000001" table:style-name="ce17">
            <text:p>239.904.398<text:s/></text:p>
          </table:table-cell>
          <table:table-cell office:value-type="float" office:value="15303681.990000002" table:style-name="ce17">
            <text:p>15.303.682<text:s/></text:p>
          </table:table-cell>
          <table:table-cell office:value-type="float" office:value="1662894307.5599999" table:style-name="ce17">
            <text:p>1.662.894.308<text:s/></text:p>
          </table:table-cell>
          <table:table-cell office:value-type="float" office:value="10658018.210000001" table:style-name="ce17">
            <text:p>10.658.018<text:s/></text:p>
          </table:table-cell>
          <table:table-cell office:value-type="float" office:value="4793720818.579999" table:style-name="ce18">
            <text:p>4.793.720.8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747689.55" table:style-name="ce17">
            <text:p>3.747.690<text:s/></text:p>
          </table:table-cell>
          <table:table-cell office:value-type="float" office:value="10666449.119999999" table:style-name="ce17">
            <text:p>10.666.449<text:s/></text:p>
          </table:table-cell>
          <table:table-cell office:value-type="float" office:value="240876369.81999999" table:style-name="ce17">
            <text:p>240.876.370<text:s/></text:p>
          </table:table-cell>
          <table:table-cell office:value-type="float" office:value="2612732.7000000002" table:style-name="ce17">
            <text:p>2.612.733<text:s/></text:p>
          </table:table-cell>
          <table:table-cell office:value-type="float" office:value="104708545.22" table:style-name="ce17">
            <text:p>104.708.545<text:s/></text:p>
          </table:table-cell>
          <table:table-cell office:value-type="float" office:value="68536782.129999995" table:style-name="ce17">
            <text:p>68.536.782<text:s/></text:p>
          </table:table-cell>
          <table:table-cell office:value-type="float" office:value="351911801.70999998" table:style-name="ce17">
            <text:p>351.911.802<text:s/></text:p>
          </table:table-cell>
          <table:table-cell office:value-type="float" office:value="55898313.759999998" table:style-name="ce17">
            <text:p>55.898.314<text:s/></text:p>
          </table:table-cell>
          <table:table-cell office:value-type="float" office:value="70442959.780000001" table:style-name="ce17">
            <text:p>70.442.960<text:s/></text:p>
          </table:table-cell>
          <table:table-cell office:value-type="float" office:value="18732137.489999998" table:style-name="ce17">
            <text:p>18.732.137<text:s/></text:p>
          </table:table-cell>
          <table:table-cell office:value-type="float" office:value="230504740.11000001" table:style-name="ce17">
            <text:p>230.504.740<text:s/></text:p>
          </table:table-cell>
          <table:table-cell office:value-type="float" office:value="29388325.43" table:style-name="ce17">
            <text:p>29.388.325<text:s/></text:p>
          </table:table-cell>
          <table:table-cell office:value-type="float" office:value="33002427.699999999" table:style-name="ce17">
            <text:p>33.002.428<text:s/></text:p>
          </table:table-cell>
          <table:table-cell office:value-type="float" office:value="124965604.56999999" table:style-name="ce17">
            <text:p>124.965.605<text:s/></text:p>
          </table:table-cell>
          <table:table-cell office:value-type="float" office:value="20511320.57" table:style-name="ce17">
            <text:p>20.511.321<text:s/></text:p>
          </table:table-cell>
          <table:table-cell office:value-type="float" office:value="74173723.219999999" table:style-name="ce17">
            <text:p>74.173.723<text:s/></text:p>
          </table:table-cell>
          <table:table-cell office:value-type="float" office:value="13619325.869999999" table:style-name="ce17">
            <text:p>13.619.326<text:s/></text:p>
          </table:table-cell>
          <table:table-cell office:value-type="float" office:value="256137329.61000001" table:style-name="ce17">
            <text:p>256.137.330<text:s/></text:p>
          </table:table-cell>
          <table:table-cell office:value-type="float" office:value="997722386.77999997" table:style-name="ce17">
            <text:p>997.722.387<text:s/></text:p>
          </table:table-cell>
          <table:table-cell office:value-type="float" office:value="17122222.949999999" table:style-name="ce17">
            <text:p>17.122.223<text:s/></text:p>
          </table:table-cell>
          <table:table-cell office:value-type="float" office:value="29063836.079999998" table:style-name="ce17">
            <text:p>29.063.836<text:s/></text:p>
          </table:table-cell>
          <table:table-cell office:value-type="float" office:value="2903758.29" table:style-name="ce17">
            <text:p>2.903.758<text:s/></text:p>
          </table:table-cell>
          <table:table-cell office:value-type="float" office:value="190422382.28" table:style-name="ce17">
            <text:p>190.422.382<text:s/></text:p>
          </table:table-cell>
          <table:table-cell office:value-type="float" office:value="126094227.31" table:style-name="ce17">
            <text:p>126.094.227<text:s/></text:p>
          </table:table-cell>
          <table:table-cell office:value-type="float" office:value="11327528.43" table:style-name="ce17">
            <text:p>11.327.528<text:s/></text:p>
          </table:table-cell>
          <table:table-cell office:value-type="float" office:value="2201324985.3699999" table:style-name="ce17">
            <text:p>2.201.324.985<text:s/></text:p>
          </table:table-cell>
          <table:table-cell office:value-type="float" office:value="7388087.3300000001" table:style-name="ce17">
            <text:p>7.388.087<text:s/></text:p>
          </table:table-cell>
          <table:table-cell office:value-type="float" office:value="5293805993.1799984" table:style-name="ce18">
            <text:p>5.293.805.9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2327.67" table:style-name="ce17">
            <text:p>2.328<text:s/></text:p>
          </table:table-cell>
          <table:table-cell office:value-type="float" office:value="164047.60999999999" table:style-name="ce17">
            <text:p>164.048<text:s/></text:p>
          </table:table-cell>
          <table:table-cell office:value-type="float" office:value="2311.13" table:style-name="ce17">
            <text:p>2.311<text:s/></text:p>
          </table:table-cell>
          <table:table-cell office:value-type="float" office:value="4834976.1900000004" table:style-name="ce17">
            <text:p>4.834.976<text:s/></text:p>
          </table:table-cell>
          <table:table-cell office:value-type="float" office:value="14324192.619999999" table:style-name="ce17">
            <text:p>14.324.193<text:s/></text:p>
          </table:table-cell>
          <table:table-cell office:value-type="float" office:value="181421257.63999999" table:style-name="ce17">
            <text:p>181.421.258<text:s/></text:p>
          </table:table-cell>
          <table:table-cell office:value-type="float" office:value="7515138.0499999998" table:style-name="ce17">
            <text:p>7.515.138<text:s/></text:p>
          </table:table-cell>
          <table:table-cell office:value-type="float" office:value="177724.92" table:style-name="ce17">
            <text:p>177.725<text:s/></text:p>
          </table:table-cell>
          <table:table-cell office:value-type="float" office:value="134.85" table:style-name="ce17">
            <text:p>135<text:s/></text:p>
          </table:table-cell>
          <table:table-cell office:value-type="float" office:value="9969631.1099999994" table:style-name="ce17">
            <text:p>9.969.631<text:s/></text:p>
          </table:table-cell>
          <table:table-cell office:value-type="float" office:value="98971.55" table:style-name="ce17">
            <text:p>98.972<text:s/></text:p>
          </table:table-cell>
          <table:table-cell office:value-type="float" office:value="304262.65999999997" table:style-name="ce17">
            <text:p>304.263<text:s/></text:p>
          </table:table-cell>
          <table:table-cell office:value-type="float" office:value="98185191.620000005" table:style-name="ce17">
            <text:p>98.185.192<text:s/></text:p>
          </table:table-cell>
          <table:table-cell office:value-type="float" office:value="5492.65" table:style-name="ce17">
            <text:p>5.493<text:s/></text:p>
          </table:table-cell>
          <table:table-cell office:value-type="float" office:value="3851044.09" table:style-name="ce17">
            <text:p>3.851.04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8336250.539999999" table:style-name="ce17">
            <text:p>58.336.251<text:s/></text:p>
          </table:table-cell>
          <table:table-cell office:value-type="float" office:value="152360322.59999999" table:style-name="ce17">
            <text:p>152.360.323<text:s/></text:p>
          </table:table-cell>
          <table:table-cell office:value-type="float" office:value="7434.15" table:style-name="ce17">
            <text:p>7.434<text:s/></text:p>
          </table:table-cell>
          <table:table-cell office:value-type="float" office:value="30953.37" table:style-name="ce17">
            <text:p>30.9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300924.789999999" table:style-name="ce17">
            <text:p>23.300.925<text:s/></text:p>
          </table:table-cell>
          <table:table-cell office:value-type="float" office:value="1138982.24" table:style-name="ce17">
            <text:p>1.138.982<text:s/></text:p>
          </table:table-cell>
          <table:table-cell office:value-type="float" office:value="1535930.94" table:style-name="ce17">
            <text:p>1.535.931<text:s/></text:p>
          </table:table-cell>
          <table:table-cell office:value-type="float" office:value="754079365.79999995" table:style-name="ce17">
            <text:p>754.079.366<text:s/></text:p>
          </table:table-cell>
          <table:table-cell office:value-type="float" office:value="8540.7900000000009" table:style-name="ce17">
            <text:p>8.541<text:s/></text:p>
          </table:table-cell>
          <table:table-cell office:value-type="float" office:value="1311655409.5799999" table:style-name="ce18">
            <text:p>1.311.655.4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747689.5500000003" table:style-name="ce17">
            <text:p>3.747.690<text:s/></text:p>
          </table:table-cell>
          <table:table-cell office:value-type="float" office:value="10664121.449999999" table:style-name="ce17">
            <text:p>10.664.121<text:s/></text:p>
          </table:table-cell>
          <table:table-cell office:value-type="float" office:value="240712322.21000001" table:style-name="ce17">
            <text:p>240.712.322<text:s/></text:p>
          </table:table-cell>
          <table:table-cell office:value-type="float" office:value="2610421.5699999998" table:style-name="ce17">
            <text:p>2.610.422<text:s/></text:p>
          </table:table-cell>
          <table:table-cell office:value-type="float" office:value="99873569.030000001" table:style-name="ce17">
            <text:p>99.873.569<text:s/></text:p>
          </table:table-cell>
          <table:table-cell office:value-type="float" office:value="54212589.509999998" table:style-name="ce17">
            <text:p>54.212.590<text:s/></text:p>
          </table:table-cell>
          <table:table-cell office:value-type="float" office:value="170490544.06999996" table:style-name="ce17">
            <text:p>170.490.544<text:s/></text:p>
          </table:table-cell>
          <table:table-cell office:value-type="float" office:value="48383175.710000001" table:style-name="ce17">
            <text:p>48.383.176<text:s/></text:p>
          </table:table-cell>
          <table:table-cell office:value-type="float" office:value="70265234.859999999" table:style-name="ce17">
            <text:p>70.265.235<text:s/></text:p>
          </table:table-cell>
          <table:table-cell office:value-type="float" office:value="18732002.640000001" table:style-name="ce17">
            <text:p>18.732.003<text:s/></text:p>
          </table:table-cell>
          <table:table-cell office:value-type="float" office:value="220535109" table:style-name="ce17">
            <text:p>220.535.109<text:s/></text:p>
          </table:table-cell>
          <table:table-cell office:value-type="float" office:value="29289353.879999999" table:style-name="ce17">
            <text:p>29.289.354<text:s/></text:p>
          </table:table-cell>
          <table:table-cell office:value-type="float" office:value="32698165.039999999" table:style-name="ce17">
            <text:p>32.698.165<text:s/></text:p>
          </table:table-cell>
          <table:table-cell office:value-type="float" office:value="26780412.949999999" table:style-name="ce17">
            <text:p>26.780.413<text:s/></text:p>
          </table:table-cell>
          <table:table-cell office:value-type="float" office:value="20505827.920000002" table:style-name="ce17">
            <text:p>20.505.828<text:s/></text:p>
          </table:table-cell>
          <table:table-cell office:value-type="float" office:value="70322679.129999995" table:style-name="ce17">
            <text:p>70.322.679<text:s/></text:p>
          </table:table-cell>
          <table:table-cell office:value-type="float" office:value="13619325.869999999" table:style-name="ce17">
            <text:p>13.619.326<text:s/></text:p>
          </table:table-cell>
          <table:table-cell office:value-type="float" office:value="197801079.06999999" table:style-name="ce17">
            <text:p>197.801.079<text:s/></text:p>
          </table:table-cell>
          <table:table-cell office:value-type="float" office:value="845362064.18000007" table:style-name="ce17">
            <text:p>845.362.064<text:s/></text:p>
          </table:table-cell>
          <table:table-cell office:value-type="float" office:value="17114788.800000001" table:style-name="ce17">
            <text:p>17.114.789<text:s/></text:p>
          </table:table-cell>
          <table:table-cell office:value-type="float" office:value="29032882.710000001" table:style-name="ce17">
            <text:p>29.032.883<text:s/></text:p>
          </table:table-cell>
          <table:table-cell office:value-type="float" office:value="2903758.29" table:style-name="ce17">
            <text:p>2.903.758<text:s/></text:p>
          </table:table-cell>
          <table:table-cell office:value-type="float" office:value="167121457.49000001" table:style-name="ce17">
            <text:p>167.121.457<text:s/></text:p>
          </table:table-cell>
          <table:table-cell office:value-type="float" office:value="124955245.07000001" table:style-name="ce17">
            <text:p>124.955.245<text:s/></text:p>
          </table:table-cell>
          <table:table-cell office:value-type="float" office:value="9791597.4900000002" table:style-name="ce17">
            <text:p>9.791.597<text:s/></text:p>
          </table:table-cell>
          <table:table-cell office:value-type="float" office:value="1447245619.5699999" table:style-name="ce17">
            <text:p>1.447.245.620<text:s/></text:p>
          </table:table-cell>
          <table:table-cell office:value-type="float" office:value="7379546.54" table:style-name="ce17">
            <text:p>7.379.547<text:s/></text:p>
          </table:table-cell>
          <table:table-cell office:value-type="float" office:value="3982150583.6000004" table:style-name="ce18">
            <text:p>3.982.150.5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5265.04" table:style-name="ce17">
            <text:p>5.265<text:s/></text:p>
          </table:table-cell>
          <table:table-cell office:value-type="float" office:value="7878410.25" table:style-name="ce17">
            <text:p>7.878.41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479392.65" table:style-name="ce17">
            <text:p>10.479.393<text:s/></text:p>
          </table:table-cell>
          <table:table-cell office:value-type="float" office:value="2072878.14" table:style-name="ce17">
            <text:p>2.072.8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02625.49" table:style-name="ce17">
            <text:p>1.602.6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511605.57" table:style-name="ce17">
            <text:p>10.511.60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7718.8" table:style-name="ce17">
            <text:p>67.719<text:s/></text:p>
          </table:table-cell>
          <table:table-cell office:value-type="float" office:value="206405.6" table:style-name="ce17">
            <text:p>206.406<text:s/></text:p>
          </table:table-cell>
          <table:table-cell office:value-type="float" office:value="1076831.1100000001" table:style-name="ce17">
            <text:p>1.076.831<text:s/></text:p>
          </table:table-cell>
          <table:table-cell office:value-type="float" office:value="814323.33" table:style-name="ce17">
            <text:p>814.323<text:s/></text:p>
          </table:table-cell>
          <table:table-cell office:value-type="float" office:value="6447198.3499999996" table:style-name="ce17">
            <text:p>6.447.19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809189.93" table:style-name="ce17">
            <text:p>25.809.190<text:s/></text:p>
          </table:table-cell>
          <table:table-cell office:value-type="float" office:value="311017030.61000001" table:style-name="ce17">
            <text:p>311.017.03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289750.07" table:style-name="ce17">
            <text:p>5.289.750<text:s/></text:p>
          </table:table-cell>
          <table:table-cell office:value-type="float" office:value="15.73" table:style-name="ce17">
            <text:p>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251538.109999999" table:style-name="ce17">
            <text:p>20.251.5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3530178.78000003" table:style-name="ce18">
            <text:p>403.530.1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443360.4199999999" table:style-name="ce17">
            <text:p>6.443.360<text:s/></text:p>
          </table:table-cell>
          <table:table-cell office:value-type="float" office:value="21292632.670000002" table:style-name="ce17">
            <text:p>21.292.633<text:s/></text:p>
          </table:table-cell>
          <table:table-cell office:value-type="float" office:value="26463509.510000002" table:style-name="ce17">
            <text:p>26.463.510<text:s/></text:p>
          </table:table-cell>
          <table:table-cell office:value-type="float" office:value="19819366.719999999" table:style-name="ce17">
            <text:p>19.819.367<text:s/></text:p>
          </table:table-cell>
          <table:table-cell office:value-type="float" office:value="55642660.829999998" table:style-name="ce17">
            <text:p>55.642.661<text:s/></text:p>
          </table:table-cell>
          <table:table-cell office:value-type="float" office:value="43486886.75" table:style-name="ce17">
            <text:p>43.486.887<text:s/></text:p>
          </table:table-cell>
          <table:table-cell office:value-type="float" office:value="1268127494.6900001" table:style-name="ce17">
            <text:p>1.268.127.495<text:s/></text:p>
          </table:table-cell>
          <table:table-cell office:value-type="float" office:value="28214831.780000001" table:style-name="ce17">
            <text:p>28.214.832<text:s/></text:p>
          </table:table-cell>
          <table:table-cell office:value-type="float" office:value="37252290.280000001" table:style-name="ce17">
            <text:p>37.252.290<text:s/></text:p>
          </table:table-cell>
          <table:table-cell office:value-type="float" office:value="23776998.390000001" table:style-name="ce17">
            <text:p>23.776.998<text:s/></text:p>
          </table:table-cell>
          <table:table-cell office:value-type="float" office:value="149073426.37" table:style-name="ce17">
            <text:p>149.073.426<text:s/></text:p>
          </table:table-cell>
          <table:table-cell office:value-type="float" office:value="21081359.98" table:style-name="ce17">
            <text:p>21.081.360<text:s/></text:p>
          </table:table-cell>
          <table:table-cell office:value-type="float" office:value="23956967.719999999" table:style-name="ce17">
            <text:p>23.956.968<text:s/></text:p>
          </table:table-cell>
          <table:table-cell office:value-type="float" office:value="39342961.329999998" table:style-name="ce17">
            <text:p>39.342.961<text:s/></text:p>
          </table:table-cell>
          <table:table-cell office:value-type="float" office:value="44746504.329999998" table:style-name="ce17">
            <text:p>44.746.504<text:s/></text:p>
          </table:table-cell>
          <table:table-cell office:value-type="float" office:value="61288999.140000001" table:style-name="ce17">
            <text:p>61.288.999<text:s/></text:p>
          </table:table-cell>
          <table:table-cell office:value-type="float" office:value="19382288.68" table:style-name="ce17">
            <text:p>19.382.289<text:s/></text:p>
          </table:table-cell>
          <table:table-cell office:value-type="float" office:value="59955030" table:style-name="ce17">
            <text:p>59.955.030<text:s/></text:p>
          </table:table-cell>
          <table:table-cell office:value-type="float" office:value="235241231.13999999" table:style-name="ce17">
            <text:p>235.241.231<text:s/></text:p>
          </table:table-cell>
          <table:table-cell office:value-type="float" office:value="34977453.450000003" table:style-name="ce17">
            <text:p>34.977.453<text:s/></text:p>
          </table:table-cell>
          <table:table-cell office:value-type="float" office:value="20602505.609999999" table:style-name="ce17">
            <text:p>20.602.506<text:s/></text:p>
          </table:table-cell>
          <table:table-cell office:value-type="float" office:value="13404328.33" table:style-name="ce17">
            <text:p>13.404.328<text:s/></text:p>
          </table:table-cell>
          <table:table-cell office:value-type="float" office:value="106009758.63" table:style-name="ce17">
            <text:p>106.009.759<text:s/></text:p>
          </table:table-cell>
          <table:table-cell office:value-type="float" office:value="45452855.289999999" table:style-name="ce17">
            <text:p>45.452.855<text:s/></text:p>
          </table:table-cell>
          <table:table-cell office:value-type="float" office:value="16343238.130000001" table:style-name="ce17">
            <text:p>16.343.238<text:s/></text:p>
          </table:table-cell>
          <table:table-cell office:value-type="float" office:value="129906197.31999999" table:style-name="ce17">
            <text:p>129.906.197<text:s/></text:p>
          </table:table-cell>
          <table:table-cell office:value-type="float" office:value="9322158.5199999996" table:style-name="ce17">
            <text:p>9.322.159<text:s/></text:p>
          </table:table-cell>
          <table:table-cell office:value-type="float" office:value="2560607296.0100007" table:style-name="ce18">
            <text:p>2.560.607.2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198370.87" table:style-name="ce17">
            <text:p>2.198.371<text:s/></text:p>
          </table:table-cell>
          <table:table-cell office:value-type="float" office:value="8820770.5" table:style-name="ce17">
            <text:p>8.820.771<text:s/></text:p>
          </table:table-cell>
          <table:table-cell office:value-type="float" office:value="22778807.609999999" table:style-name="ce17">
            <text:p>22.778.808<text:s/></text:p>
          </table:table-cell>
          <table:table-cell office:value-type="float" office:value="2210350.6399999997" table:style-name="ce17">
            <text:p>2.210.351<text:s/></text:p>
          </table:table-cell>
          <table:table-cell office:value-type="float" office:value="39865793.420000002" table:style-name="ce17">
            <text:p>39.865.793<text:s/></text:p>
          </table:table-cell>
          <table:table-cell office:value-type="float" office:value="33032916.239999995" table:style-name="ce17">
            <text:p>33.032.916<text:s/></text:p>
          </table:table-cell>
          <table:table-cell office:value-type="float" office:value="573007840.84000003" table:style-name="ce17">
            <text:p>573.007.841<text:s/></text:p>
          </table:table-cell>
          <table:table-cell office:value-type="float" office:value="23521159.699999999" table:style-name="ce17">
            <text:p>23.521.160<text:s/></text:p>
          </table:table-cell>
          <table:table-cell office:value-type="float" office:value="37579066.880000003" table:style-name="ce17">
            <text:p>37.579.067<text:s/></text:p>
          </table:table-cell>
          <table:table-cell office:value-type="float" office:value="8828527.8900000006" table:style-name="ce17">
            <text:p>8.828.528<text:s/></text:p>
          </table:table-cell>
          <table:table-cell office:value-type="float" office:value="69670846" table:style-name="ce17">
            <text:p>69.670.846<text:s/></text:p>
          </table:table-cell>
          <table:table-cell office:value-type="float" office:value="10009999.810000001" table:style-name="ce17">
            <text:p>10.010.000<text:s/></text:p>
          </table:table-cell>
          <table:table-cell office:value-type="float" office:value="16700504.540000001" table:style-name="ce17">
            <text:p>16.700.505<text:s/></text:p>
          </table:table-cell>
          <table:table-cell office:value-type="float" office:value="16513009.409999998" table:style-name="ce17">
            <text:p>16.513.009<text:s/></text:p>
          </table:table-cell>
          <table:table-cell office:value-type="float" office:value="9324414.0500000007" table:style-name="ce17">
            <text:p>9.324.414<text:s/></text:p>
          </table:table-cell>
          <table:table-cell office:value-type="float" office:value="28574157.789999999" table:style-name="ce17">
            <text:p>28.574.158<text:s/></text:p>
          </table:table-cell>
          <table:table-cell office:value-type="float" office:value="10525527.220000001" table:style-name="ce17">
            <text:p>10.525.527<text:s/></text:p>
          </table:table-cell>
          <table:table-cell office:value-type="float" office:value="72555699.920000002" table:style-name="ce17">
            <text:p>72.555.700<text:s/></text:p>
          </table:table-cell>
          <table:table-cell office:value-type="float" office:value="637766101.38999999" table:style-name="ce17">
            <text:p>637.766.101<text:s/></text:p>
          </table:table-cell>
          <table:table-cell office:value-type="float" office:value="7628889.1399999997" table:style-name="ce17">
            <text:p>7.628.889<text:s/></text:p>
          </table:table-cell>
          <table:table-cell office:value-type="float" office:value="5612341.7199999997" table:style-name="ce17">
            <text:p>5.612.342<text:s/></text:p>
          </table:table-cell>
          <table:table-cell office:value-type="float" office:value="1679746.89" table:style-name="ce17">
            <text:p>1.679.747<text:s/></text:p>
          </table:table-cell>
          <table:table-cell office:value-type="float" office:value="51692516.74000001" table:style-name="ce17">
            <text:p>51.692.517<text:s/></text:p>
          </table:table-cell>
          <table:table-cell office:value-type="float" office:value="57837945.310000002" table:style-name="ce17">
            <text:p>57.837.945<text:s/></text:p>
          </table:table-cell>
          <table:table-cell office:value-type="float" office:value="8180414.0599999996" table:style-name="ce17">
            <text:p>8.180.414<text:s/></text:p>
          </table:table-cell>
          <table:table-cell office:value-type="float" office:value="777348992.06999993" table:style-name="ce17">
            <text:p>777.348.992<text:s/></text:p>
          </table:table-cell>
          <table:table-cell office:value-type="float" office:value="4618240.6199999992" table:style-name="ce17">
            <text:p>4.618.241<text:s/></text:p>
          </table:table-cell>
          <table:table-cell office:value-type="float" office:value="2538082951.2699995" table:style-name="ce18">
            <text:p>2.538.082.951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2268621.82" table:style-name="ce21">
            <text:p>42.268.622<text:s/></text:p>
          </table:table-cell>
          <table:table-cell office:value-type="float" office:value="173814094.51999998" table:style-name="ce21">
            <text:p>173.814.095<text:s/></text:p>
          </table:table-cell>
          <table:table-cell office:value-type="float" office:value="1099848053.95" table:style-name="ce21">
            <text:p>1.099.848.054<text:s/></text:p>
          </table:table-cell>
          <table:table-cell office:value-type="float" office:value="46596866.519999996" table:style-name="ce21">
            <text:p>46.596.867<text:s/></text:p>
          </table:table-cell>
          <table:table-cell office:value-type="float" office:value="1304943979.8100002" table:style-name="ce21">
            <text:p>1.304.943.980<text:s/></text:p>
          </table:table-cell>
          <table:table-cell office:value-type="float" office:value="856631922.16000009" table:style-name="ce21">
            <text:p>856.631.922<text:s/></text:p>
          </table:table-cell>
          <table:table-cell office:value-type="float" office:value="7528988120.2199993" table:style-name="ce21">
            <text:p>7.528.988.120<text:s/></text:p>
          </table:table-cell>
          <table:table-cell office:value-type="float" office:value="1058223107.9699999" table:style-name="ce21">
            <text:p>1.058.223.108<text:s/></text:p>
          </table:table-cell>
          <table:table-cell office:value-type="float" office:value="784378857.71999991" table:style-name="ce21">
            <text:p>784.378.858<text:s/></text:p>
          </table:table-cell>
          <table:table-cell office:value-type="float" office:value="519676326.26999998" table:style-name="ce21">
            <text:p>519.676.326<text:s/></text:p>
          </table:table-cell>
          <table:table-cell office:value-type="float" office:value="3305220609.0999999" table:style-name="ce21">
            <text:p>3.305.220.609<text:s/></text:p>
          </table:table-cell>
          <table:table-cell office:value-type="float" office:value="284902710.23000002" table:style-name="ce21">
            <text:p>284.902.710<text:s/></text:p>
          </table:table-cell>
          <table:table-cell office:value-type="float" office:value="405835246.13" table:style-name="ce21">
            <text:p>405.835.246<text:s/></text:p>
          </table:table-cell>
          <table:table-cell office:value-type="float" office:value="592167048.00999999" table:style-name="ce21">
            <text:p>592.167.048<text:s/></text:p>
          </table:table-cell>
          <table:table-cell office:value-type="float" office:value="270413114.89000005" table:style-name="ce21">
            <text:p>270.413.115<text:s/></text:p>
          </table:table-cell>
          <table:table-cell office:value-type="float" office:value="1167049324.5699999" table:style-name="ce21">
            <text:p>1.167.049.325<text:s/></text:p>
          </table:table-cell>
          <table:table-cell office:value-type="float" office:value="157682245.48000002" table:style-name="ce21">
            <text:p>157.682.245<text:s/></text:p>
          </table:table-cell>
          <table:table-cell office:value-type="float" office:value="3225721666.0500002" table:style-name="ce21">
            <text:p>3.225.721.666<text:s/></text:p>
          </table:table-cell>
          <table:table-cell office:value-type="float" office:value="13142125085.030001" table:style-name="ce21">
            <text:p>13.142.125.085<text:s/></text:p>
          </table:table-cell>
          <table:table-cell office:value-type="float" office:value="236002707.60999998" table:style-name="ce21">
            <text:p>236.002.708<text:s/></text:p>
          </table:table-cell>
          <table:table-cell office:value-type="float" office:value="177216463.94" table:style-name="ce21">
            <text:p>177.216.464<text:s/></text:p>
          </table:table-cell>
          <table:table-cell office:value-type="float" office:value="46162401.069999993" table:style-name="ce21">
            <text:p>46.162.401<text:s/></text:p>
          </table:table-cell>
          <table:table-cell office:value-type="float" office:value="3118619079.6400003" table:style-name="ce21">
            <text:p>3.118.619.080<text:s/></text:p>
          </table:table-cell>
          <table:table-cell office:value-type="float" office:value="2794695539.6800003" table:style-name="ce21">
            <text:p>2.794.695.540<text:s/></text:p>
          </table:table-cell>
          <table:table-cell office:value-type="float" office:value="153188447.31999999" table:style-name="ce21">
            <text:p>153.188.447<text:s/></text:p>
          </table:table-cell>
          <table:table-cell office:value-type="float" office:value="29418362266.100002" table:style-name="ce21">
            <text:p>29.418.362.266<text:s/></text:p>
          </table:table-cell>
          <table:table-cell office:value-type="float" office:value="85346008.299999997" table:style-name="ce21">
            <text:p>85.346.008<text:s/></text:p>
          </table:table-cell>
          <table:table-cell office:value-type="float" office:value="71996079914.110001" table:style-name="ce22">
            <text:p>71.996.079.914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0041883.664543934" table:style-name="ce25">
            <text:p>60.041.884<text:s/></text:p>
          </table:table-cell>
          <table:table-cell office:value-type="float" office:value="154289791.54479381" table:style-name="ce25">
            <text:p>154.289.792<text:s/></text:p>
          </table:table-cell>
          <table:table-cell office:value-type="float" office:value="238929919.31412691" table:style-name="ce25">
            <text:p>238.929.919<text:s/></text:p>
          </table:table-cell>
          <table:table-cell office:value-type="float" office:value="34172354.306462571" table:style-name="ce25">
            <text:p>34.172.354<text:s/></text:p>
          </table:table-cell>
          <table:table-cell office:value-type="float" office:value="920410757.52344072" table:style-name="ce25">
            <text:p>920.410.758<text:s/></text:p>
          </table:table-cell>
          <table:table-cell office:value-type="float" office:value="649096940.06224883" table:style-name="ce25">
            <text:p>649.096.940<text:s/></text:p>
          </table:table-cell>
          <table:table-cell office:value-type="float" office:value="1504403082.9830017" table:style-name="ce25">
            <text:p>1.504.403.083<text:s/></text:p>
          </table:table-cell>
          <table:table-cell office:value-type="float" office:value="444723612.69059378" table:style-name="ce25">
            <text:p>444.723.613<text:s/></text:p>
          </table:table-cell>
          <table:table-cell office:value-type="float" office:value="510390003.41782594" table:style-name="ce25">
            <text:p>510.390.003<text:s/></text:p>
          </table:table-cell>
          <table:table-cell office:value-type="float" office:value="247343576.16527981" table:style-name="ce25">
            <text:p>247.343.576<text:s/></text:p>
          </table:table-cell>
          <table:table-cell office:value-type="float" office:value="2295492591.2512341" table:style-name="ce25">
            <text:p>2.295.492.591<text:s/></text:p>
          </table:table-cell>
          <table:table-cell office:value-type="float" office:value="272064727.1987825" table:style-name="ce25">
            <text:p>272.064.727<text:s/></text:p>
          </table:table-cell>
          <table:table-cell office:value-type="float" office:value="359560556.61258227" table:style-name="ce25">
            <text:p>359.560.557<text:s/></text:p>
          </table:table-cell>
          <table:table-cell office:value-type="float" office:value="474576100.57048756" table:style-name="ce25">
            <text:p>474.576.101<text:s/></text:p>
          </table:table-cell>
          <table:table-cell office:value-type="float" office:value="237490099.36809528" table:style-name="ce25">
            <text:p>237.490.099<text:s/></text:p>
          </table:table-cell>
          <table:table-cell office:value-type="float" office:value="722596930.74559641" table:style-name="ce25">
            <text:p>722.596.931<text:s/></text:p>
          </table:table-cell>
          <table:table-cell office:value-type="float" office:value="170300701.17160475" table:style-name="ce25">
            <text:p>170.300.701<text:s/></text:p>
          </table:table-cell>
          <table:table-cell office:value-type="float" office:value="1801005166.5533278" table:style-name="ce25">
            <text:p>1.801.005.167<text:s/></text:p>
          </table:table-cell>
          <table:table-cell office:value-type="float" office:value="3327840305.0962753" table:style-name="ce25">
            <text:p>3.327.840.305<text:s/></text:p>
          </table:table-cell>
          <table:table-cell office:value-type="float" office:value="227098124.24705014" table:style-name="ce25">
            <text:p>227.098.124<text:s/></text:p>
          </table:table-cell>
          <table:table-cell office:value-type="float" office:value="118152954.04360306" table:style-name="ce25">
            <text:p>118.152.954<text:s/></text:p>
          </table:table-cell>
          <table:table-cell office:value-type="float" office:value="55392902.835794404" table:style-name="ce25">
            <text:p>55.392.903<text:s/></text:p>
          </table:table-cell>
          <table:table-cell office:value-type="float" office:value="2001191339.3866153" table:style-name="ce25">
            <text:p>2.001.191.339<text:s/></text:p>
          </table:table-cell>
          <table:table-cell office:value-type="float" office:value="1310428613.9139628" table:style-name="ce25">
            <text:p>1.310.428.614<text:s/></text:p>
          </table:table-cell>
          <table:table-cell office:value-type="float" office:value="175191266.82321197" table:style-name="ce25">
            <text:p>175.191.267<text:s/></text:p>
          </table:table-cell>
          <table:table-cell office:value-type="float" office:value="13399910023.609892" table:style-name="ce25">
            <text:p>13.399.910.024<text:s/></text:p>
          </table:table-cell>
          <table:table-cell office:value-type="float" office:value="106256360.71957509" table:style-name="ce25">
            <text:p>106.256.361<text:s/></text:p>
          </table:table-cell>
          <table:table-cell office:value-type="float" office:value="31818350685.820007" table:style-name="ce26">
            <text:p>31.818.350.686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02310505.48454393" table:style-name="ce21">
            <text:p>102.310.505<text:s/></text:p>
          </table:table-cell>
          <table:table-cell office:value-type="float" office:value="328103886.06479383" table:style-name="ce21">
            <text:p>328.103.886<text:s/></text:p>
          </table:table-cell>
          <table:table-cell office:value-type="float" office:value="1338777973.264127" table:style-name="ce21">
            <text:p>1.338.777.973<text:s/></text:p>
          </table:table-cell>
          <table:table-cell office:value-type="float" office:value="80769220.826462567" table:style-name="ce21">
            <text:p>80.769.221<text:s/></text:p>
          </table:table-cell>
          <table:table-cell office:value-type="float" office:value="2225354737.3334408" table:style-name="ce21">
            <text:p>2.225.354.737<text:s/></text:p>
          </table:table-cell>
          <table:table-cell office:value-type="float" office:value="1505728862.222249" table:style-name="ce21">
            <text:p>1.505.728.862<text:s/></text:p>
          </table:table-cell>
          <table:table-cell office:value-type="float" office:value="9033391203.203001" table:style-name="ce21">
            <text:p>9.033.391.203<text:s/></text:p>
          </table:table-cell>
          <table:table-cell office:value-type="float" office:value="1502946720.6605937" table:style-name="ce21">
            <text:p>1.502.946.721<text:s/></text:p>
          </table:table-cell>
          <table:table-cell office:value-type="float" office:value="1294768861.137826" table:style-name="ce21">
            <text:p>1.294.768.861<text:s/></text:p>
          </table:table-cell>
          <table:table-cell office:value-type="float" office:value="767019902.43527985" table:style-name="ce21">
            <text:p>767.019.902<text:s/></text:p>
          </table:table-cell>
          <table:table-cell office:value-type="float" office:value="5600713200.3512344" table:style-name="ce21">
            <text:p>5.600.713.200<text:s/></text:p>
          </table:table-cell>
          <table:table-cell office:value-type="float" office:value="556967437.42878246" table:style-name="ce21">
            <text:p>556.967.437<text:s/></text:p>
          </table:table-cell>
          <table:table-cell office:value-type="float" office:value="765395802.74258232" table:style-name="ce21">
            <text:p>765.395.803<text:s/></text:p>
          </table:table-cell>
          <table:table-cell office:value-type="float" office:value="1066743148.5804875" table:style-name="ce21">
            <text:p>1.066.743.149<text:s/></text:p>
          </table:table-cell>
          <table:table-cell office:value-type="float" office:value="507903214.25809532" table:style-name="ce21">
            <text:p>507.903.214<text:s/></text:p>
          </table:table-cell>
          <table:table-cell office:value-type="float" office:value="1889646255.3155963" table:style-name="ce21">
            <text:p>1.889.646.255<text:s/></text:p>
          </table:table-cell>
          <table:table-cell office:value-type="float" office:value="327982946.65160477" table:style-name="ce21">
            <text:p>327.982.947<text:s/></text:p>
          </table:table-cell>
          <table:table-cell office:value-type="float" office:value="5026726832.6033278" table:style-name="ce21">
            <text:p>5.026.726.833<text:s/></text:p>
          </table:table-cell>
          <table:table-cell office:value-type="float" office:value="16469965390.126276" table:style-name="ce21">
            <text:p>16.469.965.390<text:s/></text:p>
          </table:table-cell>
          <table:table-cell office:value-type="float" office:value="463100831.85705012" table:style-name="ce21">
            <text:p>463.100.832<text:s/></text:p>
          </table:table-cell>
          <table:table-cell office:value-type="float" office:value="295369417.98360306" table:style-name="ce21">
            <text:p>295.369.418<text:s/></text:p>
          </table:table-cell>
          <table:table-cell office:value-type="float" office:value="101555303.9057944" table:style-name="ce21">
            <text:p>101.555.304<text:s/></text:p>
          </table:table-cell>
          <table:table-cell office:value-type="float" office:value="5119810419.0266151" table:style-name="ce21">
            <text:p>5.119.810.419<text:s/></text:p>
          </table:table-cell>
          <table:table-cell office:value-type="float" office:value="4105124153.5939631" table:style-name="ce21">
            <text:p>4.105.124.154<text:s/></text:p>
          </table:table-cell>
          <table:table-cell office:value-type="float" office:value="328379714.14321196" table:style-name="ce21">
            <text:p>328.379.714<text:s/></text:p>
          </table:table-cell>
          <table:table-cell office:value-type="float" office:value="42818272289.709892" table:style-name="ce21">
            <text:p>42.818.272.290<text:s/></text:p>
          </table:table-cell>
          <table:table-cell office:value-type="float" office:value="191602369.01957509" table:style-name="ce21">
            <text:p>191.602.369<text:s/></text:p>
          </table:table-cell>
          <table:table-cell office:value-type="float" office:value="103814430599.93001" table:style-name="ce22">
            <text:p>103.814.430.600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23824.12895268766" table:style-name="ce27">
            <text:p>523.824<text:s/></text:p>
          </table:table-cell>
          <table:table-cell office:value-type="float" office:value="1908705.7381704729" table:style-name="ce27">
            <text:p>1.908.706<text:s/></text:p>
          </table:table-cell>
          <table:table-cell office:value-type="float" office:value="1795842.2777895895" table:style-name="ce27">
            <text:p>1.795.842<text:s/></text:p>
          </table:table-cell>
          <table:table-cell office:value-type="float" office:value="410292.59908770508" table:style-name="ce27">
            <text:p>410.293<text:s/></text:p>
          </table:table-cell>
          <table:table-cell office:value-type="float" office:value="8626868.1040699221" table:style-name="ce27">
            <text:p>8.626.868<text:s/></text:p>
          </table:table-cell>
          <table:table-cell office:value-type="float" office:value="11114693.113601001" table:style-name="ce27">
            <text:p>11.114.693<text:s/></text:p>
          </table:table-cell>
          <table:table-cell office:value-type="float" office:value="24849288.041965254" table:style-name="ce27">
            <text:p>24.849.288<text:s/></text:p>
          </table:table-cell>
          <table:table-cell office:value-type="float" office:value="6871585.7683955552" table:style-name="ce27">
            <text:p>6.871.586<text:s/></text:p>
          </table:table-cell>
          <table:table-cell office:value-type="float" office:value="7694107.9997363696" table:style-name="ce27">
            <text:p>7.694.108<text:s/></text:p>
          </table:table-cell>
          <table:table-cell office:value-type="float" office:value="5354518.1741475854" table:style-name="ce27">
            <text:p>5.354.518<text:s/></text:p>
          </table:table-cell>
          <table:table-cell office:value-type="float" office:value="32610173.654808499" table:style-name="ce27">
            <text:p>32.610.174<text:s/></text:p>
          </table:table-cell>
          <table:table-cell office:value-type="float" office:value="3960703.6303622657" table:style-name="ce27">
            <text:p>3.960.704<text:s/></text:p>
          </table:table-cell>
          <table:table-cell office:value-type="float" office:value="7122615.4769754037" table:style-name="ce27">
            <text:p>7.122.615<text:s/></text:p>
          </table:table-cell>
          <table:table-cell office:value-type="float" office:value="3557180.7481728815" table:style-name="ce27">
            <text:p>3.557.181<text:s/></text:p>
          </table:table-cell>
          <table:table-cell office:value-type="float" office:value="1876721.0606776285" table:style-name="ce27">
            <text:p>1.876.721<text:s/></text:p>
          </table:table-cell>
          <table:table-cell office:value-type="float" office:value="8750211.1971669905" table:style-name="ce27">
            <text:p>8.750.211<text:s/></text:p>
          </table:table-cell>
          <table:table-cell office:value-type="float" office:value="1662531.1249584225" table:style-name="ce27">
            <text:p>1.662.531<text:s/></text:p>
          </table:table-cell>
          <table:table-cell office:value-type="float" office:value="24894383.443082184" table:style-name="ce27">
            <text:p>24.894.383<text:s/></text:p>
          </table:table-cell>
          <table:table-cell office:value-type="float" office:value="1555818468.3732922" table:style-name="ce27">
            <text:p>1.555.818.468<text:s/></text:p>
          </table:table-cell>
          <table:table-cell office:value-type="float" office:value="2749857.6735147373" table:style-name="ce27">
            <text:p>2.749.858<text:s/></text:p>
          </table:table-cell>
          <table:table-cell office:value-type="float" office:value="1000672.7367048033" table:style-name="ce27">
            <text:p>1.000.673<text:s/></text:p>
          </table:table-cell>
          <table:table-cell office:value-type="float" office:value="212185.0067891021" table:style-name="ce27">
            <text:p>212.185<text:s/></text:p>
          </table:table-cell>
          <table:table-cell office:value-type="float" office:value="17804748.836782165" table:style-name="ce27">
            <text:p>17.804.749<text:s/></text:p>
          </table:table-cell>
          <table:table-cell office:value-type="float" office:value="9052259.7804928608" table:style-name="ce27">
            <text:p>9.052.260<text:s/></text:p>
          </table:table-cell>
          <table:table-cell office:value-type="float" office:value="1529698.0909446981" table:style-name="ce27">
            <text:p>1.529.698<text:s/></text:p>
          </table:table-cell>
          <table:table-cell office:value-type="float" office:value="101998049.36418726" table:style-name="ce27">
            <text:p>101.998.049<text:s/></text:p>
          </table:table-cell>
          <table:table-cell office:value-type="float" office:value="990677.82516857039" table:style-name="ce27">
            <text:p>990.678<text:s/></text:p>
          </table:table-cell>
          <table:table-cell office:value-type="float" office:value="1844740863.9699974" table:style-name="ce28">
            <text:p>1.844.740.864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02834329.61349662" table:style-name="ce21">
            <text:p>102.834.330<text:s/></text:p>
          </table:table-cell>
          <table:table-cell office:value-type="float" office:value="330012591.80296427" table:style-name="ce21">
            <text:p>330.012.592<text:s/></text:p>
          </table:table-cell>
          <table:table-cell office:value-type="float" office:value="1340573815.5419166" table:style-name="ce21">
            <text:p>1.340.573.816<text:s/></text:p>
          </table:table-cell>
          <table:table-cell office:value-type="float" office:value="81179513.425550267" table:style-name="ce21">
            <text:p>81.179.513<text:s/></text:p>
          </table:table-cell>
          <table:table-cell office:value-type="float" office:value="2233981605.4375105" table:style-name="ce21">
            <text:p>2.233.981.605<text:s/></text:p>
          </table:table-cell>
          <table:table-cell office:value-type="float" office:value="1516843555.33585" table:style-name="ce21">
            <text:p>1.516.843.555<text:s/></text:p>
          </table:table-cell>
          <table:table-cell office:value-type="float" office:value="9058240491.2449665" table:style-name="ce21">
            <text:p>9.058.240.491<text:s/></text:p>
          </table:table-cell>
          <table:table-cell office:value-type="float" office:value="1509818306.4289894" table:style-name="ce21">
            <text:p>1.509.818.306<text:s/></text:p>
          </table:table-cell>
          <table:table-cell office:value-type="float" office:value="1302462969.1375623" table:style-name="ce21">
            <text:p>1.302.462.969<text:s/></text:p>
          </table:table-cell>
          <table:table-cell office:value-type="float" office:value="772374420.60942745" table:style-name="ce21">
            <text:p>772.374.421<text:s/></text:p>
          </table:table-cell>
          <table:table-cell office:value-type="float" office:value="5633323374.0060425" table:style-name="ce21">
            <text:p>5.633.323.374<text:s/></text:p>
          </table:table-cell>
          <table:table-cell office:value-type="float" office:value="560928141.05914474" table:style-name="ce21">
            <text:p>560.928.141<text:s/></text:p>
          </table:table-cell>
          <table:table-cell office:value-type="float" office:value="772518418.21955776" table:style-name="ce21">
            <text:p>772.518.418<text:s/></text:p>
          </table:table-cell>
          <table:table-cell office:value-type="float" office:value="1070300329.3286604" table:style-name="ce21">
            <text:p>1.070.300.329<text:s/></text:p>
          </table:table-cell>
          <table:table-cell office:value-type="float" office:value="509779935.31877297" table:style-name="ce21">
            <text:p>509.779.935<text:s/></text:p>
          </table:table-cell>
          <table:table-cell office:value-type="float" office:value="1898396466.5127633" table:style-name="ce21">
            <text:p>1.898.396.467<text:s/></text:p>
          </table:table-cell>
          <table:table-cell office:value-type="float" office:value="329645477.77656317" table:style-name="ce21">
            <text:p>329.645.478<text:s/></text:p>
          </table:table-cell>
          <table:table-cell office:value-type="float" office:value="5051621216.0464096" table:style-name="ce21">
            <text:p>5.051.621.216<text:s/></text:p>
          </table:table-cell>
          <table:table-cell office:value-type="float" office:value="18025783858.499569" table:style-name="ce21">
            <text:p>18.025.783.858<text:s/></text:p>
          </table:table-cell>
          <table:table-cell office:value-type="float" office:value="465850689.53056484" table:style-name="ce21">
            <text:p>465.850.690<text:s/></text:p>
          </table:table-cell>
          <table:table-cell office:value-type="float" office:value="296370090.72030789" table:style-name="ce21">
            <text:p>296.370.091<text:s/></text:p>
          </table:table-cell>
          <table:table-cell office:value-type="float" office:value="101767488.9125835" table:style-name="ce21">
            <text:p>101.767.489<text:s/></text:p>
          </table:table-cell>
          <table:table-cell office:value-type="float" office:value="5137615167.8633976" table:style-name="ce21">
            <text:p>5.137.615.168<text:s/></text:p>
          </table:table-cell>
          <table:table-cell office:value-type="float" office:value="4114176413.3744559" table:style-name="ce21">
            <text:p>4.114.176.413<text:s/></text:p>
          </table:table-cell>
          <table:table-cell office:value-type="float" office:value="329909412.23415667" table:style-name="ce21">
            <text:p>329.909.412<text:s/></text:p>
          </table:table-cell>
          <table:table-cell office:value-type="float" office:value="42920270339.074081" table:style-name="ce21">
            <text:p>42.920.270.339<text:s/></text:p>
          </table:table-cell>
          <table:table-cell office:value-type="float" office:value="192593046.84474367" table:style-name="ce21">
            <text:p>192.593.047<text:s/></text:p>
          </table:table-cell>
          <table:table-cell office:value-type="float" office:value="105659171463.90001" table:style-name="ce22">
            <text:p>105.659.171.464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04-24T13:49:32Z</dc:date>
    <meta:print-date>2011-05-12T16:46:54Z</meta:print-date>
    <meta:editing-cycles>41</meta:editing-cycles>
    <meta:editing-duration>PT4293S</meta:editing-duration>
  </office:meta>
</office:document-meta>
</file>